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3.74pt"/>
    </style:style>
    <style:style style:name="co4" style:family="table-column">
      <style:table-column-properties fo:break-before="auto" style:column-width="4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ibmqx5</text:p>
          </table:table-cell>
          <table:covered-table-cell/>
          <table:table-cell/>
          <table:table-cell office:value-type="string" calcext:value-type="string" table:number-columns-spanned="2" table:number-rows-spanned="1">
            <text:p>ibmqxm</text:p>
          </table:table-cell>
          <table:covered-table-cell/>
          <table:table-cell/>
          <table:table-cell office:value-type="string" calcext:value-type="string" table:number-columns-spanned="2" table:number-rows-spanned="1">
            <text:p>Ratio</text:p>
          </table:table-cell>
          <table:covered-table-cell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410184_169.qasm</text:p>
          </table:table-cell>
          <table:table-cell office:value-type="float" office:value="1123" calcext:value-type="float">
            <text:p>1123</text:p>
          </table:table-cell>
          <table:table-cell office:value-type="float" office:value="0.001483" calcext:value-type="float">
            <text:p>0.001483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0.001405" calcext:value-type="float">
            <text:p>0.001405</text:p>
          </table:table-cell>
          <table:table-cell/>
          <table:table-cell table:formula="of:=[.E3]/[.B3]" office:value-type="float" office:value="0.658949243098842" calcext:value-type="float">
            <text:p>0.658949243098842</text:p>
          </table:table-cell>
          <table:table-cell table:formula="of:=[.F3]/[.C3]" office:value-type="float" office:value="0.947403910991234" calcext:value-type="float">
            <text:p>0.947403910991234</text:p>
          </table:table-cell>
        </table:table-row>
        <table:table-row table:style-name="ro1">
          <table:table-cell office:value-type="string" calcext:value-type="string">
            <text:p>3_17_13.qasm</text:p>
          </table:table-cell>
          <table:table-cell office:value-type="float" office:value="77" calcext:value-type="float">
            <text:p>77</text:p>
          </table:table-cell>
          <table:table-cell office:value-type="float" office:value="0.000132" calcext:value-type="float">
            <text:p>0.00013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0073" calcext:value-type="float">
            <text:p>7.3E-05</text:p>
          </table:table-cell>
          <table:table-cell/>
          <table:table-cell table:formula="of:=[.E4]/[.B4]" office:value-type="float" office:value="0.922077922077922" calcext:value-type="float">
            <text:p>0.922077922077922</text:p>
          </table:table-cell>
          <table:table-cell table:formula="of:=[.F4]/[.C4]" office:value-type="float" office:value="0.553030303030303" calcext:value-type="float">
            <text:p>0.553030303030303</text:p>
          </table:table-cell>
        </table:table-row>
        <table:table-row table:style-name="ro1">
          <table:table-cell office:value-type="string" calcext:value-type="string">
            <text:p>4_49_16.qasm</text:p>
          </table:table-cell>
          <table:table-cell office:value-type="float" office:value="604" calcext:value-type="float">
            <text:p>604</text:p>
          </table:table-cell>
          <table:table-cell office:value-type="float" office:value="0.000534" calcext:value-type="float">
            <text:p>0.000534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0.000515" calcext:value-type="float">
            <text:p>0.000515</text:p>
          </table:table-cell>
          <table:table-cell/>
          <table:table-cell table:formula="of:=[.E5]/[.B5]" office:value-type="float" office:value="0.801324503311258" calcext:value-type="float">
            <text:p>0.801324503311258</text:p>
          </table:table-cell>
          <table:table-cell table:formula="of:=[.F5]/[.C5]" office:value-type="float" office:value="0.964419475655431" calcext:value-type="float">
            <text:p>0.964419475655431</text:p>
          </table:table-cell>
        </table:table-row>
        <table:table-row table:style-name="ro1">
          <table:table-cell office:value-type="string" calcext:value-type="string">
            <text:p>4gt10-v1_81.qasm</text:p>
          </table:table-cell>
          <table:table-cell office:value-type="float" office:value="384" calcext:value-type="float">
            <text:p>384</text:p>
          </table:table-cell>
          <table:table-cell office:value-type="float" office:value="0.000391" calcext:value-type="float">
            <text:p>0.00039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0.000371" calcext:value-type="float">
            <text:p>0.000371</text:p>
          </table:table-cell>
          <table:table-cell/>
          <table:table-cell table:formula="of:=[.E6]/[.B6]" office:value-type="float" office:value="0.861979166666667" calcext:value-type="float">
            <text:p>0.861979166666667</text:p>
          </table:table-cell>
          <table:table-cell table:formula="of:=[.F6]/[.C6]" office:value-type="float" office:value="0.948849104859335" calcext:value-type="float">
            <text:p>0.948849104859335</text:p>
          </table:table-cell>
        </table:table-row>
        <table:table-row table:style-name="ro1">
          <table:table-cell office:value-type="string" calcext:value-type="string">
            <text:p>4gt11_82.qasm</text:p>
          </table:table-cell>
          <table:table-cell office:value-type="float" office:value="95" calcext:value-type="float">
            <text:p>95</text:p>
          </table:table-cell>
          <table:table-cell office:value-type="float" office:value="0.000094" calcext:value-type="float">
            <text:p>9.4E-0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96" calcext:value-type="float">
            <text:p>9.6E-05</text:p>
          </table:table-cell>
          <table:table-cell/>
          <table:table-cell table:formula="of:=[.E7]/[.B7]" office:value-type="float" office:value="1.08421052631579" calcext:value-type="float">
            <text:p>1.08421052631579</text:p>
          </table:table-cell>
          <table:table-cell table:formula="of:=[.F7]/[.C7]" office:value-type="float" office:value="1.02127659574468" calcext:value-type="float">
            <text:p>1.02127659574468</text:p>
          </table:table-cell>
        </table:table-row>
        <table:table-row table:style-name="ro1">
          <table:table-cell office:value-type="string" calcext:value-type="string">
            <text:p>4gt11_83.qasm</text:p>
          </table:table-cell>
          <table:table-cell office:value-type="float" office:value="80" calcext:value-type="float">
            <text:p>80</text:p>
          </table:table-cell>
          <table:table-cell office:value-type="float" office:value="0.000073" calcext:value-type="float">
            <text:p>7.3E-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0115" calcext:value-type="float">
            <text:p>0.000115</text:p>
          </table:table-cell>
          <table:table-cell/>
          <table:table-cell table:formula="of:=[.E8]/[.B8]" office:value-type="float" office:value="1.1" calcext:value-type="float">
            <text:p>1.1</text:p>
          </table:table-cell>
          <table:table-cell table:formula="of:=[.F8]/[.C8]" office:value-type="float" office:value="1.57534246575342" calcext:value-type="float">
            <text:p>1.57534246575342</text:p>
          </table:table-cell>
        </table:table-row>
        <table:table-row table:style-name="ro1">
          <table:table-cell office:value-type="string" calcext:value-type="string">
            <text:p>4gt11_84.qasm</text:p>
          </table:table-cell>
          <table:table-cell office:value-type="float" office:value="42" calcext:value-type="float">
            <text:p>42</text:p>
          </table:table-cell>
          <table:table-cell office:value-type="float" office:value="0.000054" calcext:value-type="float">
            <text:p>5.4E-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07" calcext:value-type="float">
            <text:p>7E-05</text:p>
          </table:table-cell>
          <table:table-cell/>
          <table:table-cell table:formula="of:=[.E9]/[.B9]" office:value-type="float" office:value="1.02380952380952" calcext:value-type="float">
            <text:p>1.02380952380952</text:p>
          </table:table-cell>
          <table:table-cell table:formula="of:=[.F9]/[.C9]" office:value-type="float" office:value="1.2962962962963" calcext:value-type="float">
            <text:p>1.2962962962963</text:p>
          </table:table-cell>
        </table:table-row>
        <table:table-row table:style-name="ro1">
          <table:table-cell office:value-type="string" calcext:value-type="string">
            <text:p>4gt12-v0_86.qasm</text:p>
          </table:table-cell>
          <table:table-cell office:value-type="float" office:value="672" calcext:value-type="float">
            <text:p>672</text:p>
          </table:table-cell>
          <table:table-cell office:value-type="float" office:value="0.000611" calcext:value-type="float">
            <text:p>0.000611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0.000568" calcext:value-type="float">
            <text:p>0.000568</text:p>
          </table:table-cell>
          <table:table-cell/>
          <table:table-cell table:formula="of:=[.E10]/[.B10]" office:value-type="float" office:value="0.849702380952381" calcext:value-type="float">
            <text:p>0.849702380952381</text:p>
          </table:table-cell>
          <table:table-cell table:formula="of:=[.F10]/[.C10]" office:value-type="float" office:value="0.92962356792144" calcext:value-type="float">
            <text:p>0.92962356792144</text:p>
          </table:table-cell>
        </table:table-row>
        <table:table-row table:style-name="ro1">
          <table:table-cell office:value-type="string" calcext:value-type="string">
            <text:p>4gt12-v0_87.qasm</text:p>
          </table:table-cell>
          <table:table-cell office:value-type="float" office:value="650" calcext:value-type="float">
            <text:p>650</text:p>
          </table:table-cell>
          <table:table-cell office:value-type="float" office:value="0.000613" calcext:value-type="float">
            <text:p>0.000613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0.000618" calcext:value-type="float">
            <text:p>0.000618</text:p>
          </table:table-cell>
          <table:table-cell/>
          <table:table-cell table:formula="of:=[.E11]/[.B11]" office:value-type="float" office:value="0.853846153846154" calcext:value-type="float">
            <text:p>0.853846153846154</text:p>
          </table:table-cell>
          <table:table-cell table:formula="of:=[.F11]/[.C11]" office:value-type="float" office:value="1.00815660685155" calcext:value-type="float">
            <text:p>1.00815660685155</text:p>
          </table:table-cell>
        </table:table-row>
        <table:table-row table:style-name="ro1">
          <table:table-cell office:value-type="string" calcext:value-type="string">
            <text:p>4gt12-v0_88.qasm</text:p>
          </table:table-cell>
          <table:table-cell office:value-type="float" office:value="572" calcext:value-type="float">
            <text:p>572</text:p>
          </table:table-cell>
          <table:table-cell office:value-type="float" office:value="0.000437" calcext:value-type="float">
            <text:p>0.00043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00429" calcext:value-type="float">
            <text:p>0.000429</text:p>
          </table:table-cell>
          <table:table-cell/>
          <table:table-cell table:formula="of:=[.E12]/[.B12]" office:value-type="float" office:value="0.786713286713287" calcext:value-type="float">
            <text:p>0.786713286713287</text:p>
          </table:table-cell>
          <table:table-cell table:formula="of:=[.F12]/[.C12]" office:value-type="float" office:value="0.981693363844394" calcext:value-type="float">
            <text:p>0.981693363844394</text:p>
          </table:table-cell>
        </table:table-row>
        <table:table-row table:style-name="ro1">
          <table:table-cell office:value-type="string" calcext:value-type="string">
            <text:p>4gt12-v1_89.qasm</text:p>
          </table:table-cell>
          <table:table-cell office:value-type="float" office:value="588" calcext:value-type="float">
            <text:p>588</text:p>
          </table:table-cell>
          <table:table-cell office:value-type="float" office:value="0.000499" calcext:value-type="float">
            <text:p>0.000499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0.00053" calcext:value-type="float">
            <text:p>0.00053</text:p>
          </table:table-cell>
          <table:table-cell/>
          <table:table-cell table:formula="of:=[.E13]/[.B13]" office:value-type="float" office:value="0.836734693877551" calcext:value-type="float">
            <text:p>0.836734693877551</text:p>
          </table:table-cell>
          <table:table-cell table:formula="of:=[.F13]/[.C13]" office:value-type="float" office:value="1.06212424849699" calcext:value-type="float">
            <text:p>1.06212424849699</text:p>
          </table:table-cell>
        </table:table-row>
        <table:table-row table:style-name="ro1">
          <table:table-cell office:value-type="string" calcext:value-type="string">
            <text:p>4gt13_90.qasm</text:p>
          </table:table-cell>
          <table:table-cell office:value-type="float" office:value="292" calcext:value-type="float">
            <text:p>292</text:p>
          </table:table-cell>
          <table:table-cell office:value-type="float" office:value="0.000301" calcext:value-type="float">
            <text:p>0.00030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0.000304" calcext:value-type="float">
            <text:p>0.000304</text:p>
          </table:table-cell>
          <table:table-cell/>
          <table:table-cell table:formula="of:=[.E14]/[.B14]" office:value-type="float" office:value="0.900684931506849" calcext:value-type="float">
            <text:p>0.900684931506849</text:p>
          </table:table-cell>
          <table:table-cell table:formula="of:=[.F14]/[.C14]" office:value-type="float" office:value="1.00996677740864" calcext:value-type="float">
            <text:p>1.00996677740864</text:p>
          </table:table-cell>
        </table:table-row>
        <table:table-row table:style-name="ro1">
          <table:table-cell office:value-type="string" calcext:value-type="string">
            <text:p>4gt13_91.qasm</text:p>
          </table:table-cell>
          <table:table-cell office:value-type="float" office:value="270" calcext:value-type="float">
            <text:p>270</text:p>
          </table:table-cell>
          <table:table-cell office:value-type="float" office:value="0.000394" calcext:value-type="float">
            <text:p>0.000394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.000254" calcext:value-type="float">
            <text:p>0.000254</text:p>
          </table:table-cell>
          <table:table-cell/>
          <table:table-cell table:formula="of:=[.E15]/[.B15]" office:value-type="float" office:value="0.937037037037037" calcext:value-type="float">
            <text:p>0.937037037037037</text:p>
          </table:table-cell>
          <table:table-cell table:formula="of:=[.F15]/[.C15]" office:value-type="float" office:value="0.644670050761421" calcext:value-type="float">
            <text:p>0.644670050761421</text:p>
          </table:table-cell>
        </table:table-row>
        <table:table-row table:style-name="ro1">
          <table:table-cell office:value-type="string" calcext:value-type="string">
            <text:p>4gt13_92.qasm</text:p>
          </table:table-cell>
          <table:table-cell office:value-type="float" office:value="168" calcext:value-type="float">
            <text:p>168</text:p>
          </table:table-cell>
          <table:table-cell office:value-type="float" office:value="0.000208" calcext:value-type="float">
            <text:p>0.00020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0018" calcext:value-type="float">
            <text:p>0.00018</text:p>
          </table:table-cell>
          <table:table-cell/>
          <table:table-cell table:formula="of:=[.E16]/[.B16]" office:value-type="float" office:value="0.785714285714286" calcext:value-type="float">
            <text:p>0.785714285714286</text:p>
          </table:table-cell>
          <table:table-cell table:formula="of:=[.F16]/[.C16]" office:value-type="float" office:value="0.865384615384616" calcext:value-type="float">
            <text:p>0.865384615384616</text:p>
          </table:table-cell>
        </table:table-row>
        <table:table-row table:style-name="ro1">
          <table:table-cell office:value-type="string" calcext:value-type="string">
            <text:p>4gt13-v1_93.qasm</text:p>
          </table:table-cell>
          <table:table-cell office:value-type="float" office:value="168" calcext:value-type="float">
            <text:p>168</text:p>
          </table:table-cell>
          <table:table-cell office:value-type="float" office:value="0.000197" calcext:value-type="float">
            <text:p>0.00019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00148" calcext:value-type="float">
            <text:p>0.000148</text:p>
          </table:table-cell>
          <table:table-cell/>
          <table:table-cell table:formula="of:=[.E17]/[.B17]" office:value-type="float" office:value="0.80952380952381" calcext:value-type="float">
            <text:p>0.80952380952381</text:p>
          </table:table-cell>
          <table:table-cell table:formula="of:=[.F17]/[.C17]" office:value-type="float" office:value="0.751269035532995" calcext:value-type="float">
            <text:p>0.751269035532995</text:p>
          </table:table-cell>
        </table:table-row>
        <table:table-row table:style-name="ro1">
          <table:table-cell office:value-type="string" calcext:value-type="string">
            <text:p>4gt4-v0_72.qasm</text:p>
          </table:table-cell>
          <table:table-cell office:value-type="float" office:value="928" calcext:value-type="float">
            <text:p>928</text:p>
          </table:table-cell>
          <table:table-cell office:value-type="float" office:value="0.000587" calcext:value-type="float">
            <text:p>0.000587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0.00062" calcext:value-type="float">
            <text:p>0.00062</text:p>
          </table:table-cell>
          <table:table-cell/>
          <table:table-cell table:formula="of:=[.E18]/[.B18]" office:value-type="float" office:value="0.730603448275862" calcext:value-type="float">
            <text:p>0.730603448275862</text:p>
          </table:table-cell>
          <table:table-cell table:formula="of:=[.F18]/[.C18]" office:value-type="float" office:value="1.05621805792164" calcext:value-type="float">
            <text:p>1.05621805792164</text:p>
          </table:table-cell>
        </table:table-row>
        <table:table-row table:style-name="ro1">
          <table:table-cell office:value-type="string" calcext:value-type="string">
            <text:p>4gt4-v0_73.qasm</text:p>
          </table:table-cell>
          <table:table-cell office:value-type="float" office:value="1077" calcext:value-type="float">
            <text:p>1077</text:p>
          </table:table-cell>
          <table:table-cell office:value-type="float" office:value="0.000904" calcext:value-type="float">
            <text:p>0.00090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0092" calcext:value-type="float">
            <text:p>0.00092</text:p>
          </table:table-cell>
          <table:table-cell/>
          <table:table-cell table:formula="of:=[.E19]/[.B19]" office:value-type="float" office:value="0.950789229340761" calcext:value-type="float">
            <text:p>0.950789229340761</text:p>
          </table:table-cell>
          <table:table-cell table:formula="of:=[.F19]/[.C19]" office:value-type="float" office:value="1.01769911504425" calcext:value-type="float">
            <text:p>1.01769911504425</text:p>
          </table:table-cell>
        </table:table-row>
        <table:table-row table:style-name="ro1">
          <table:table-cell office:value-type="string" calcext:value-type="string">
            <text:p>4gt4-v0_78.qasm</text:p>
          </table:table-cell>
          <table:table-cell office:value-type="float" office:value="632" calcext:value-type="float">
            <text:p>632</text:p>
          </table:table-cell>
          <table:table-cell office:value-type="float" office:value="0.000562" calcext:value-type="float">
            <text:p>0.000562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0.000544" calcext:value-type="float">
            <text:p>0.000544</text:p>
          </table:table-cell>
          <table:table-cell/>
          <table:table-cell table:formula="of:=[.E20]/[.B20]" office:value-type="float" office:value="0.849683544303797" calcext:value-type="float">
            <text:p>0.849683544303797</text:p>
          </table:table-cell>
          <table:table-cell table:formula="of:=[.F20]/[.C20]" office:value-type="float" office:value="0.96797153024911" calcext:value-type="float">
            <text:p>0.96797153024911</text:p>
          </table:table-cell>
        </table:table-row>
        <table:table-row table:style-name="ro1">
          <table:table-cell office:value-type="string" calcext:value-type="string">
            <text:p>4gt4-v0_79.qasm</text:p>
          </table:table-cell>
          <table:table-cell office:value-type="float" office:value="610" calcext:value-type="float">
            <text:p>610</text:p>
          </table:table-cell>
          <table:table-cell office:value-type="float" office:value="0.000686" calcext:value-type="float">
            <text:p>0.000686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000507" calcext:value-type="float">
            <text:p>0.000507</text:p>
          </table:table-cell>
          <table:table-cell/>
          <table:table-cell table:formula="of:=[.E21]/[.B21]" office:value-type="float" office:value="0.840983606557377" calcext:value-type="float">
            <text:p>0.840983606557377</text:p>
          </table:table-cell>
          <table:table-cell table:formula="of:=[.F21]/[.C21]" office:value-type="float" office:value="0.739067055393586" calcext:value-type="float">
            <text:p>0.739067055393586</text:p>
          </table:table-cell>
        </table:table-row>
        <table:table-row table:style-name="ro1">
          <table:table-cell office:value-type="string" calcext:value-type="string">
            <text:p>4gt4-v0_80.qasm</text:p>
          </table:table-cell>
          <table:table-cell office:value-type="float" office:value="572" calcext:value-type="float">
            <text:p>572</text:p>
          </table:table-cell>
          <table:table-cell office:value-type="float" office:value="0.000405" calcext:value-type="float">
            <text:p>0.00040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0.000428" calcext:value-type="float">
            <text:p>0.000428</text:p>
          </table:table-cell>
          <table:table-cell/>
          <table:table-cell table:formula="of:=[.E22]/[.B22]" office:value-type="float" office:value="0.715034965034965" calcext:value-type="float">
            <text:p>0.715034965034965</text:p>
          </table:table-cell>
          <table:table-cell table:formula="of:=[.F22]/[.C22]" office:value-type="float" office:value="1.05679012345679" calcext:value-type="float">
            <text:p>1.05679012345679</text:p>
          </table:table-cell>
        </table:table-row>
        <table:table-row table:style-name="ro1">
          <table:table-cell office:value-type="string" calcext:value-type="string">
            <text:p>4gt4-v1_74.qasm</text:p>
          </table:table-cell>
          <table:table-cell office:value-type="float" office:value="849" calcext:value-type="float">
            <text:p>849</text:p>
          </table:table-cell>
          <table:table-cell office:value-type="float" office:value="0.000591" calcext:value-type="float">
            <text:p>0.000591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0.00058" calcext:value-type="float">
            <text:p>0.00058</text:p>
          </table:table-cell>
          <table:table-cell/>
          <table:table-cell table:formula="of:=[.E23]/[.B23]" office:value-type="float" office:value="0.770318021201413" calcext:value-type="float">
            <text:p>0.770318021201413</text:p>
          </table:table-cell>
          <table:table-cell table:formula="of:=[.F23]/[.C23]" office:value-type="float" office:value="0.981387478849408" calcext:value-type="float">
            <text:p>0.981387478849408</text:p>
          </table:table-cell>
        </table:table-row>
        <table:table-row table:style-name="ro1">
          <table:table-cell office:value-type="string" calcext:value-type="string">
            <text:p>4gt5_75.qasm</text:p>
          </table:table-cell>
          <table:table-cell office:value-type="float" office:value="314" calcext:value-type="float">
            <text:p>314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00241" calcext:value-type="float">
            <text:p>0.000241</text:p>
          </table:table-cell>
          <table:table-cell/>
          <table:table-cell table:formula="of:=[.E24]/[.B24]" office:value-type="float" office:value="0.519108280254777" calcext:value-type="float">
            <text:p>0.519108280254777</text:p>
          </table:table-cell>
          <table:table-cell table:formula="of:=[.F24]/[.C24]" office:value-type="float" office:value="1.14761904761905" calcext:value-type="float">
            <text:p>1.14761904761905</text:p>
          </table:table-cell>
        </table:table-row>
        <table:table-row table:style-name="ro1">
          <table:table-cell office:value-type="string" calcext:value-type="string">
            <text:p>4gt5_76.qasm</text:p>
          </table:table-cell>
          <table:table-cell office:value-type="float" office:value="244" calcext:value-type="float">
            <text:p>244</text:p>
          </table:table-cell>
          <table:table-cell office:value-type="float" office:value="0.000305" calcext:value-type="float">
            <text:p>0.00030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.000302" calcext:value-type="float">
            <text:p>0.000302</text:p>
          </table:table-cell>
          <table:table-cell/>
          <table:table-cell table:formula="of:=[.E25]/[.B25]" office:value-type="float" office:value="0.954918032786885" calcext:value-type="float">
            <text:p>0.954918032786885</text:p>
          </table:table-cell>
          <table:table-cell table:formula="of:=[.F25]/[.C25]" office:value-type="float" office:value="0.990163934426229" calcext:value-type="float">
            <text:p>0.990163934426229</text:p>
          </table:table-cell>
        </table:table-row>
        <table:table-row table:style-name="ro1">
          <table:table-cell office:value-type="string" calcext:value-type="string">
            <text:p>4gt5_77.qasm</text:p>
          </table:table-cell>
          <table:table-cell office:value-type="float" office:value="287" calcext:value-type="float">
            <text:p>287</text:p>
          </table:table-cell>
          <table:table-cell office:value-type="float" office:value="0.00029" calcext:value-type="float">
            <text:p>0.0002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000319" calcext:value-type="float">
            <text:p>0.000319</text:p>
          </table:table-cell>
          <table:table-cell/>
          <table:table-cell table:formula="of:=[.E26]/[.B26]" office:value-type="float" office:value="1.0418118466899" calcext:value-type="float">
            <text:p>1.0418118466899</text:p>
          </table:table-cell>
          <table:table-cell table:formula="of:=[.F26]/[.C26]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4mod5-bdd_287.qasm</text:p>
          </table:table-cell>
          <table:table-cell office:value-type="float" office:value="162" calcext:value-type="float">
            <text:p>162</text:p>
          </table:table-cell>
          <table:table-cell office:value-type="float" office:value="0.000258" calcext:value-type="float">
            <text:p>0.00025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0155" calcext:value-type="float">
            <text:p>0.000155</text:p>
          </table:table-cell>
          <table:table-cell/>
          <table:table-cell table:formula="of:=[.E27]/[.B27]" office:value-type="float" office:value="1.2037037037037" calcext:value-type="float">
            <text:p>1.2037037037037</text:p>
          </table:table-cell>
          <table:table-cell table:formula="of:=[.F27]/[.C27]" office:value-type="float" office:value="0.60077519379845" calcext:value-type="float">
            <text:p>0.60077519379845</text:p>
          </table:table-cell>
        </table:table-row>
        <table:table-row table:style-name="ro1">
          <table:table-cell office:value-type="string" calcext:value-type="string">
            <text:p>4mod5-v0_18.qasm</text:p>
          </table:table-cell>
          <table:table-cell office:value-type="float" office:value="207" calcext:value-type="float">
            <text:p>207</text:p>
          </table:table-cell>
          <table:table-cell office:value-type="float" office:value="0.000214" calcext:value-type="float">
            <text:p>0.00021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00152" calcext:value-type="float">
            <text:p>0.000152</text:p>
          </table:table-cell>
          <table:table-cell/>
          <table:table-cell table:formula="of:=[.E28]/[.B28]" office:value-type="float" office:value="0.743961352657005" calcext:value-type="float">
            <text:p>0.743961352657005</text:p>
          </table:table-cell>
          <table:table-cell table:formula="of:=[.F28]/[.C28]" office:value-type="float" office:value="0.710280373831776" calcext:value-type="float">
            <text:p>0.710280373831776</text:p>
          </table:table-cell>
        </table:table-row>
        <table:table-row table:style-name="ro1">
          <table:table-cell office:value-type="string" calcext:value-type="string">
            <text:p>4mod5-v0_19.qasm</text:p>
          </table:table-cell>
          <table:table-cell office:value-type="float" office:value="84" calcext:value-type="float">
            <text:p>84</text:p>
          </table:table-cell>
          <table:table-cell office:value-type="float" office:value="0.000082" calcext:value-type="float">
            <text:p>8.2E-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0134" calcext:value-type="float">
            <text:p>0.000134</text:p>
          </table:table-cell>
          <table:table-cell/>
          <table:table-cell table:formula="of:=[.E29]/[.B29]" office:value-type="float" office:value="0.976190476190476" calcext:value-type="float">
            <text:p>0.976190476190476</text:p>
          </table:table-cell>
          <table:table-cell table:formula="of:=[.F29]/[.C29]" office:value-type="float" office:value="1.63414634146341" calcext:value-type="float">
            <text:p>1.63414634146341</text:p>
          </table:table-cell>
        </table:table-row>
        <table:table-row table:style-name="ro1">
          <table:table-cell office:value-type="string" calcext:value-type="string">
            <text:p>4mod5-v0_20.qasm</text:p>
          </table:table-cell>
          <table:table-cell office:value-type="float" office:value="49" calcext:value-type="float">
            <text:p>49</text:p>
          </table:table-cell>
          <table:table-cell office:value-type="float" office:value="0.000103" calcext:value-type="float">
            <text:p>0.0001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0048" calcext:value-type="float">
            <text:p>4.8E-05</text:p>
          </table:table-cell>
          <table:table-cell/>
          <table:table-cell table:formula="of:=[.E30]/[.B30]" office:value-type="float" office:value="0.938775510204082" calcext:value-type="float">
            <text:p>0.938775510204082</text:p>
          </table:table-cell>
          <table:table-cell table:formula="of:=[.F30]/[.C30]" office:value-type="float" office:value="0.466019417475728" calcext:value-type="float">
            <text:p>0.466019417475728</text:p>
          </table:table-cell>
        </table:table-row>
        <table:table-row table:style-name="ro1">
          <table:table-cell office:value-type="string" calcext:value-type="string">
            <text:p>4mod5-v1_22.qasm</text:p>
          </table:table-cell>
          <table:table-cell office:value-type="float" office:value="57" calcext:value-type="float">
            <text:p>57</text:p>
          </table:table-cell>
          <table:table-cell office:value-type="float" office:value="0.000053" calcext:value-type="float">
            <text:p>5.3E-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009" calcext:value-type="float">
            <text:p>9E-05</text:p>
          </table:table-cell>
          <table:table-cell/>
          <table:table-cell table:formula="of:=[.E31]/[.B31]" office:value-type="float" office:value="0.824561403508772" calcext:value-type="float">
            <text:p>0.824561403508772</text:p>
          </table:table-cell>
          <table:table-cell table:formula="of:=[.F31]/[.C31]" office:value-type="float" office:value="1.69811320754717" calcext:value-type="float">
            <text:p>1.69811320754717</text:p>
          </table:table-cell>
        </table:table-row>
        <table:table-row table:style-name="ro1">
          <table:table-cell office:value-type="string" calcext:value-type="string">
            <text:p>4mod5-v1_23.qasm</text:p>
          </table:table-cell>
          <table:table-cell office:value-type="float" office:value="187" calcext:value-type="float">
            <text:p>187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000169" calcext:value-type="float">
            <text:p>0.000169</text:p>
          </table:table-cell>
          <table:table-cell/>
          <table:table-cell table:formula="of:=[.E32]/[.B32]" office:value-type="float" office:value="0.844919786096257" calcext:value-type="float">
            <text:p>0.844919786096257</text:p>
          </table:table-cell>
          <table:table-cell table:formula="of:=[.F32]/[.C32]" office:value-type="float" office:value="1.05625" calcext:value-type="float">
            <text:p>1.05625</text:p>
          </table:table-cell>
        </table:table-row>
        <table:table-row table:style-name="ro1">
          <table:table-cell office:value-type="string" calcext:value-type="string">
            <text:p>4mod5-v1_24.qasm</text:p>
          </table:table-cell>
          <table:table-cell office:value-type="float" office:value="131" calcext:value-type="float">
            <text:p>131</text:p>
          </table:table-cell>
          <table:table-cell office:value-type="float" office:value="0.000088" calcext:value-type="float">
            <text:p>8.8E-0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0088" calcext:value-type="float">
            <text:p>8.8E-05</text:p>
          </table:table-cell>
          <table:table-cell/>
          <table:table-cell table:formula="of:=[.E33]/[.B33]" office:value-type="float" office:value="0.564885496183206" calcext:value-type="float">
            <text:p>0.564885496183206</text:p>
          </table:table-cell>
          <table:table-cell table:formula="of:=[.F33]/[.C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mod7-v0_94.qasm</text:p>
          </table:table-cell>
          <table:table-cell office:value-type="float" office:value="385" calcext:value-type="float">
            <text:p>385</text:p>
          </table:table-cell>
          <table:table-cell office:value-type="float" office:value="0.000335" calcext:value-type="float">
            <text:p>0.000335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.000335" calcext:value-type="float">
            <text:p>0.000335</text:p>
          </table:table-cell>
          <table:table-cell/>
          <table:table-cell table:formula="of:=[.E34]/[.B34]" office:value-type="float" office:value="0.872727272727273" calcext:value-type="float">
            <text:p>0.872727272727273</text:p>
          </table:table-cell>
          <table:table-cell table:formula="of:=[.F34]/[.C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mod7-v1_96.qasm</text:p>
          </table:table-cell>
          <table:table-cell office:value-type="float" office:value="414" calcext:value-type="float">
            <text:p>414</text:p>
          </table:table-cell>
          <table:table-cell office:value-type="float" office:value="0.000407" calcext:value-type="float">
            <text:p>0.00040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000364" calcext:value-type="float">
            <text:p>0.000364</text:p>
          </table:table-cell>
          <table:table-cell/>
          <table:table-cell table:formula="of:=[.E35]/[.B35]" office:value-type="float" office:value="0.78743961352657" calcext:value-type="float">
            <text:p>0.78743961352657</text:p>
          </table:table-cell>
          <table:table-cell table:formula="of:=[.F35]/[.C35]" office:value-type="float" office:value="0.894348894348894" calcext:value-type="float">
            <text:p>0.894348894348894</text:p>
          </table:table-cell>
        </table:table-row>
        <table:table-row table:style-name="ro1">
          <table:table-cell office:value-type="string" calcext:value-type="string">
            <text:p>9symml_195.qasm</text:p>
          </table:table-cell>
          <table:table-cell office:value-type="float" office:value="118528" calcext:value-type="float">
            <text:p>118528</text:p>
          </table:table-cell>
          <table:table-cell office:value-type="float" office:value="0.076175" calcext:value-type="float">
            <text:p>0.076175</text:p>
          </table:table-cell>
          <table:table-cell/>
          <table:table-cell office:value-type="float" office:value="98503" calcext:value-type="float">
            <text:p>98503</text:p>
          </table:table-cell>
          <table:table-cell office:value-type="float" office:value="0.074331" calcext:value-type="float">
            <text:p>0.074331</text:p>
          </table:table-cell>
          <table:table-cell/>
          <table:table-cell table:formula="of:=[.E36]/[.B36]" office:value-type="float" office:value="0.831052578293737" calcext:value-type="float">
            <text:p>0.831052578293737</text:p>
          </table:table-cell>
          <table:table-cell table:formula="of:=[.F36]/[.C36]" office:value-type="float" office:value="0.975792582868395" calcext:value-type="float">
            <text:p>0.975792582868395</text:p>
          </table:table-cell>
        </table:table-row>
        <table:table-row table:style-name="ro1">
          <table:table-cell office:value-type="string" calcext:value-type="string">
            <text:p>adr4_197.qasm</text:p>
          </table:table-cell>
          <table:table-cell office:value-type="float" office:value="11626" calcext:value-type="float">
            <text:p>11626</text:p>
          </table:table-cell>
          <table:table-cell office:value-type="float" office:value="0.007448" calcext:value-type="float">
            <text:p>0.007448</text:p>
          </table:table-cell>
          <table:table-cell/>
          <table:table-cell office:value-type="float" office:value="10366" calcext:value-type="float">
            <text:p>10366</text:p>
          </table:table-cell>
          <table:table-cell office:value-type="float" office:value="0.007355" calcext:value-type="float">
            <text:p>0.007355</text:p>
          </table:table-cell>
          <table:table-cell/>
          <table:table-cell table:formula="of:=[.E37]/[.B37]" office:value-type="float" office:value="0.891622226045071" calcext:value-type="float">
            <text:p>0.891622226045071</text:p>
          </table:table-cell>
          <table:table-cell table:formula="of:=[.F37]/[.C37]" office:value-type="float" office:value="0.987513426423201" calcext:value-type="float">
            <text:p>0.987513426423201</text:p>
          </table:table-cell>
        </table:table-row>
        <table:table-row table:style-name="ro1">
          <table:table-cell office:value-type="string" calcext:value-type="string">
            <text:p>aj-e11_165.qasm</text:p>
          </table:table-cell>
          <table:table-cell office:value-type="float" office:value="405" calcext:value-type="float">
            <text:p>405</text:p>
          </table:table-cell>
          <table:table-cell office:value-type="float" office:value="0.000348" calcext:value-type="float">
            <text:p>0.000348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000373" calcext:value-type="float">
            <text:p>0.000373</text:p>
          </table:table-cell>
          <table:table-cell/>
          <table:table-cell table:formula="of:=[.E38]/[.B38]" office:value-type="float" office:value="0.94320987654321" calcext:value-type="float">
            <text:p>0.94320987654321</text:p>
          </table:table-cell>
          <table:table-cell table:formula="of:=[.F38]/[.C38]" office:value-type="float" office:value="1.07183908045977" calcext:value-type="float">
            <text:p>1.07183908045977</text:p>
          </table:table-cell>
        </table:table-row>
        <table:table-row table:style-name="ro1">
          <table:table-cell office:value-type="string" calcext:value-type="string">
            <text:p>alu-bdd_288.qasm</text:p>
          </table:table-cell>
          <table:table-cell office:value-type="float" office:value="253" calcext:value-type="float">
            <text:p>253</text:p>
          </table:table-cell>
          <table:table-cell office:value-type="float" office:value="0.000264" calcext:value-type="float">
            <text:p>0.00026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.000248" calcext:value-type="float">
            <text:p>0.000248</text:p>
          </table:table-cell>
          <table:table-cell/>
          <table:table-cell table:formula="of:=[.E39]/[.B39]" office:value-type="float" office:value="0.802371541501976" calcext:value-type="float">
            <text:p>0.802371541501976</text:p>
          </table:table-cell>
          <table:table-cell table:formula="of:=[.F39]/[.C39]" office:value-type="float" office:value="0.939393939393939" calcext:value-type="float">
            <text:p>0.939393939393939</text:p>
          </table:table-cell>
        </table:table-row>
        <table:table-row table:style-name="ro1">
          <table:table-cell office:value-type="string" calcext:value-type="string">
            <text:p>alu-v0_26.qasm</text:p>
          </table:table-cell>
          <table:table-cell office:value-type="float" office:value="224" calcext:value-type="float">
            <text:p>224</text:p>
          </table:table-cell>
          <table:table-cell office:value-type="float" office:value="0.000239" calcext:value-type="float">
            <text:p>0.00023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000226" calcext:value-type="float">
            <text:p>0.000226</text:p>
          </table:table-cell>
          <table:table-cell/>
          <table:table-cell table:formula="of:=[.E40]/[.B40]" office:value-type="float" office:value="0.816964285714286" calcext:value-type="float">
            <text:p>0.816964285714286</text:p>
          </table:table-cell>
          <table:table-cell table:formula="of:=[.F40]/[.C40]" office:value-type="float" office:value="0.94560669456067" calcext:value-type="float">
            <text:p>0.94560669456067</text:p>
          </table:table-cell>
        </table:table-row>
        <table:table-row table:style-name="ro1">
          <table:table-cell office:value-type="string" calcext:value-type="string">
            <text:p>alu-v0_27.qasm</text:p>
          </table:table-cell>
          <table:table-cell office:value-type="float" office:value="123" calcext:value-type="float">
            <text:p>123</text:p>
          </table:table-cell>
          <table:table-cell office:value-type="float" office:value="0.000143" calcext:value-type="float">
            <text:p>0.00014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0116" calcext:value-type="float">
            <text:p>0.000116</text:p>
          </table:table-cell>
          <table:table-cell/>
          <table:table-cell table:formula="of:=[.E41]/[.B41]" office:value-type="float" office:value="0.829268292682927" calcext:value-type="float">
            <text:p>0.829268292682927</text:p>
          </table:table-cell>
          <table:table-cell table:formula="of:=[.F41]/[.C41]" office:value-type="float" office:value="0.811188811188811" calcext:value-type="float">
            <text:p>0.811188811188811</text:p>
          </table:table-cell>
        </table:table-row>
        <table:table-row table:style-name="ro1">
          <table:table-cell office:value-type="string" calcext:value-type="string">
            <text:p>alu-v1_28.qasm</text:p>
          </table:table-cell>
          <table:table-cell office:value-type="float" office:value="111" calcext:value-type="float">
            <text:p>111</text:p>
          </table:table-cell>
          <table:table-cell office:value-type="float" office:value="0.000201" calcext:value-type="float">
            <text:p>0.00020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00095" calcext:value-type="float">
            <text:p>9.5E-05</text:p>
          </table:table-cell>
          <table:table-cell/>
          <table:table-cell table:formula="of:=[.E42]/[.B42]" office:value-type="float" office:value="0.72972972972973" calcext:value-type="float">
            <text:p>0.72972972972973</text:p>
          </table:table-cell>
          <table:table-cell table:formula="of:=[.F42]/[.C42]" office:value-type="float" office:value="0.472636815920398" calcext:value-type="float">
            <text:p>0.472636815920398</text:p>
          </table:table-cell>
        </table:table-row>
        <table:table-row table:style-name="ro1">
          <table:table-cell office:value-type="string" calcext:value-type="string">
            <text:p>alu-v1_29.qasm</text:p>
          </table:table-cell>
          <table:table-cell office:value-type="float" office:value="135" calcext:value-type="float">
            <text:p>135</text:p>
          </table:table-cell>
          <table:table-cell office:value-type="float" office:value="0.00015" calcext:value-type="float">
            <text:p>0.0001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0092" calcext:value-type="float">
            <text:p>9.2E-05</text:p>
          </table:table-cell>
          <table:table-cell/>
          <table:table-cell table:formula="of:=[.E43]/[.B43]" office:value-type="float" office:value="0.733333333333333" calcext:value-type="float">
            <text:p>0.733333333333333</text:p>
          </table:table-cell>
          <table:table-cell table:formula="of:=[.F43]/[.C43]" office:value-type="float" office:value="0.613333333333333" calcext:value-type="float">
            <text:p>0.613333333333333</text:p>
          </table:table-cell>
        </table:table-row>
        <table:table-row table:style-name="ro1">
          <table:table-cell office:value-type="string" calcext:value-type="string">
            <text:p>alu-v2_30.qasm</text:p>
          </table:table-cell>
          <table:table-cell office:value-type="float" office:value="1370" calcext:value-type="float">
            <text:p>1370</text:p>
          </table:table-cell>
          <table:table-cell office:value-type="float" office:value="0.001152" calcext:value-type="float">
            <text:p>0.001152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0.001072" calcext:value-type="float">
            <text:p>0.001072</text:p>
          </table:table-cell>
          <table:table-cell/>
          <table:table-cell table:formula="of:=[.E44]/[.B44]" office:value-type="float" office:value="0.908759124087591" calcext:value-type="float">
            <text:p>0.908759124087591</text:p>
          </table:table-cell>
          <table:table-cell table:formula="of:=[.F44]/[.C44]" office:value-type="float" office:value="0.930555555555556" calcext:value-type="float">
            <text:p>0.930555555555556</text:p>
          </table:table-cell>
        </table:table-row>
        <table:table-row table:style-name="ro1">
          <table:table-cell office:value-type="string" calcext:value-type="string">
            <text:p>alu-v2_31.qasm</text:p>
          </table:table-cell>
          <table:table-cell office:value-type="float" office:value="1167" calcext:value-type="float">
            <text:p>1167</text:p>
          </table:table-cell>
          <table:table-cell office:value-type="float" office:value="0.000962" calcext:value-type="float">
            <text:p>0.00096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0.000954" calcext:value-type="float">
            <text:p>0.000954</text:p>
          </table:table-cell>
          <table:table-cell/>
          <table:table-cell table:formula="of:=[.E45]/[.B45]" office:value-type="float" office:value="1.02142245072836" calcext:value-type="float">
            <text:p>1.02142245072836</text:p>
          </table:table-cell>
          <table:table-cell table:formula="of:=[.F45]/[.C45]" office:value-type="float" office:value="0.991683991683992" calcext:value-type="float">
            <text:p>0.991683991683992</text:p>
          </table:table-cell>
        </table:table-row>
        <table:table-row table:style-name="ro1">
          <table:table-cell office:value-type="string" calcext:value-type="string">
            <text:p>alu-v2_32.qasm</text:p>
          </table:table-cell>
          <table:table-cell office:value-type="float" office:value="496" calcext:value-type="float">
            <text:p>496</text:p>
          </table:table-cell>
          <table:table-cell office:value-type="float" office:value="0.000373" calcext:value-type="float">
            <text:p>0.000373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000394" calcext:value-type="float">
            <text:p>0.000394</text:p>
          </table:table-cell>
          <table:table-cell/>
          <table:table-cell table:formula="of:=[.E46]/[.B46]" office:value-type="float" office:value="0.893145161290323" calcext:value-type="float">
            <text:p>0.893145161290323</text:p>
          </table:table-cell>
          <table:table-cell table:formula="of:=[.F46]/[.C46]" office:value-type="float" office:value="1.05630026809651" calcext:value-type="float">
            <text:p>1.05630026809651</text:p>
          </table:table-cell>
        </table:table-row>
        <table:table-row table:style-name="ro1">
          <table:table-cell office:value-type="string" calcext:value-type="string">
            <text:p>alu-v2_33.qasm</text:p>
          </table:table-cell>
          <table:table-cell office:value-type="float" office:value="114" calcext:value-type="float">
            <text:p>114</text:p>
          </table:table-cell>
          <table:table-cell office:value-type="float" office:value="0.000092" calcext:value-type="float">
            <text:p>9.2E-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009" calcext:value-type="float">
            <text:p>9E-05</text:p>
          </table:table-cell>
          <table:table-cell/>
          <table:table-cell table:formula="of:=[.E47]/[.B47]" office:value-type="float" office:value="0.719298245614035" calcext:value-type="float">
            <text:p>0.719298245614035</text:p>
          </table:table-cell>
          <table:table-cell table:formula="of:=[.F47]/[.C47]" office:value-type="float" office:value="0.978260869565217" calcext:value-type="float">
            <text:p>0.978260869565217</text:p>
          </table:table-cell>
        </table:table-row>
        <table:table-row table:style-name="ro1">
          <table:table-cell office:value-type="string" calcext:value-type="string">
            <text:p>alu-v3_34.qasm</text:p>
          </table:table-cell>
          <table:table-cell office:value-type="float" office:value="122" calcext:value-type="float">
            <text:p>122</text:p>
          </table:table-cell>
          <table:table-cell office:value-type="float" office:value="0.00012" calcext:value-type="float">
            <text:p>0.000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00139" calcext:value-type="float">
            <text:p>0.000139</text:p>
          </table:table-cell>
          <table:table-cell/>
          <table:table-cell table:formula="of:=[.E48]/[.B48]" office:value-type="float" office:value="0.885245901639344" calcext:value-type="float">
            <text:p>0.885245901639344</text:p>
          </table:table-cell>
          <table:table-cell table:formula="of:=[.F48]/[.C48]" office:value-type="float" office:value="1.15833333333333" calcext:value-type="float">
            <text:p>1.15833333333333</text:p>
          </table:table-cell>
        </table:table-row>
        <table:table-row table:style-name="ro1">
          <table:table-cell office:value-type="string" calcext:value-type="string">
            <text:p>alu-v3_35.qasm</text:p>
          </table:table-cell>
          <table:table-cell office:value-type="float" office:value="124" calcext:value-type="float">
            <text:p>124</text:p>
          </table:table-cell>
          <table:table-cell office:value-type="float" office:value="0.000095" calcext:value-type="float">
            <text:p>9.5E-0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93" calcext:value-type="float">
            <text:p>9.3E-05</text:p>
          </table:table-cell>
          <table:table-cell/>
          <table:table-cell table:formula="of:=[.E49]/[.B49]" office:value-type="float" office:value="0.830645161290323" calcext:value-type="float">
            <text:p>0.830645161290323</text:p>
          </table:table-cell>
          <table:table-cell table:formula="of:=[.F49]/[.C49]" office:value-type="float" office:value="0.978947368421053" calcext:value-type="float">
            <text:p>0.978947368421053</text:p>
          </table:table-cell>
        </table:table-row>
        <table:table-row table:style-name="ro1">
          <table:table-cell office:value-type="string" calcext:value-type="string">
            <text:p>alu-v4_36.qasm</text:p>
          </table:table-cell>
          <table:table-cell office:value-type="float" office:value="289" calcext:value-type="float">
            <text:p>289</text:p>
          </table:table-cell>
          <table:table-cell office:value-type="float" office:value="0.000267" calcext:value-type="float">
            <text:p>0.00026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0.000258" calcext:value-type="float">
            <text:p>0.000258</text:p>
          </table:table-cell>
          <table:table-cell/>
          <table:table-cell table:formula="of:=[.E50]/[.B50]" office:value-type="float" office:value="0.941176470588235" calcext:value-type="float">
            <text:p>0.941176470588235</text:p>
          </table:table-cell>
          <table:table-cell table:formula="of:=[.F50]/[.C50]" office:value-type="float" office:value="0.966292134831461" calcext:value-type="float">
            <text:p>0.966292134831461</text:p>
          </table:table-cell>
        </table:table-row>
        <table:table-row table:style-name="ro1">
          <table:table-cell office:value-type="string" calcext:value-type="string">
            <text:p>alu-v4_37.qasm</text:p>
          </table:table-cell>
          <table:table-cell office:value-type="float" office:value="124" calcext:value-type="float">
            <text:p>124</text:p>
          </table:table-cell>
          <table:table-cell office:value-type="float" office:value="0.000102" calcext:value-type="float">
            <text:p>0.000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141" calcext:value-type="float">
            <text:p>0.000141</text:p>
          </table:table-cell>
          <table:table-cell/>
          <table:table-cell table:formula="of:=[.E51]/[.B51]" office:value-type="float" office:value="0.830645161290323" calcext:value-type="float">
            <text:p>0.830645161290323</text:p>
          </table:table-cell>
          <table:table-cell table:formula="of:=[.F51]/[.C51]" office:value-type="float" office:value="1.38235294117647" calcext:value-type="float">
            <text:p>1.38235294117647</text:p>
          </table:table-cell>
        </table:table-row>
        <table:table-row table:style-name="ro1">
          <table:table-cell office:value-type="string" calcext:value-type="string">
            <text:p>C17_204.qasm</text:p>
          </table:table-cell>
          <table:table-cell office:value-type="float" office:value="1343" calcext:value-type="float">
            <text:p>1343</text:p>
          </table:table-cell>
          <table:table-cell office:value-type="float" office:value="0.001025" calcext:value-type="float">
            <text:p>0.00102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0.001008" calcext:value-type="float">
            <text:p>0.001008</text:p>
          </table:table-cell>
          <table:table-cell/>
          <table:table-cell table:formula="of:=[.E52]/[.B52]" office:value-type="float" office:value="0.942665673864483" calcext:value-type="float">
            <text:p>0.942665673864483</text:p>
          </table:table-cell>
          <table:table-cell table:formula="of:=[.F52]/[.C52]" office:value-type="float" office:value="0.983414634146341" calcext:value-type="float">
            <text:p>0.983414634146341</text:p>
          </table:table-cell>
        </table:table-row>
        <table:table-row table:style-name="ro1">
          <table:table-cell office:value-type="string" calcext:value-type="string">
            <text:p>clip_206.qasm</text:p>
          </table:table-cell>
          <table:table-cell office:value-type="float" office:value="123563" calcext:value-type="float">
            <text:p>123563</text:p>
          </table:table-cell>
          <table:table-cell office:value-type="float" office:value="0.073242" calcext:value-type="float">
            <text:p>0.073242</text:p>
          </table:table-cell>
          <table:table-cell/>
          <table:table-cell office:value-type="float" office:value="99000" calcext:value-type="float">
            <text:p>99000</text:p>
          </table:table-cell>
          <table:table-cell office:value-type="float" office:value="0.072702" calcext:value-type="float">
            <text:p>0.072702</text:p>
          </table:table-cell>
          <table:table-cell/>
          <table:table-cell table:formula="of:=[.E53]/[.B53]" office:value-type="float" office:value="0.801210718418944" calcext:value-type="float">
            <text:p>0.801210718418944</text:p>
          </table:table-cell>
          <table:table-cell table:formula="of:=[.F53]/[.C53]" office:value-type="float" office:value="0.992627181125584" calcext:value-type="float">
            <text:p>0.992627181125584</text:p>
          </table:table-cell>
        </table:table-row>
        <table:table-row table:style-name="ro1">
          <table:table-cell office:value-type="string" calcext:value-type="string">
            <text:p>cm152a_212.qasm</text:p>
          </table:table-cell>
          <table:table-cell office:value-type="float" office:value="3961" calcext:value-type="float">
            <text:p>3961</text:p>
          </table:table-cell>
          <table:table-cell office:value-type="float" office:value="0.002656" calcext:value-type="float">
            <text:p>0.002656</text:p>
          </table:table-cell>
          <table:table-cell/>
          <table:table-cell office:value-type="float" office:value="2861" calcext:value-type="float">
            <text:p>2861</text:p>
          </table:table-cell>
          <table:table-cell office:value-type="float" office:value="0.002595" calcext:value-type="float">
            <text:p>0.002595</text:p>
          </table:table-cell>
          <table:table-cell/>
          <table:table-cell table:formula="of:=[.E54]/[.B54]" office:value-type="float" office:value="0.722292350416562" calcext:value-type="float">
            <text:p>0.722292350416562</text:p>
          </table:table-cell>
          <table:table-cell table:formula="of:=[.F54]/[.C54]" office:value-type="float" office:value="0.977033132530121" calcext:value-type="float">
            <text:p>0.977033132530121</text:p>
          </table:table-cell>
        </table:table-row>
        <table:table-row table:style-name="ro1">
          <table:table-cell office:value-type="string" calcext:value-type="string">
            <text:p>cm42a_207.qasm</text:p>
          </table:table-cell>
          <table:table-cell office:value-type="float" office:value="5876" calcext:value-type="float">
            <text:p>5876</text:p>
          </table:table-cell>
          <table:table-cell office:value-type="float" office:value="0.00387" calcext:value-type="float">
            <text:p>0.00387</text:p>
          </table:table-cell>
          <table:table-cell/>
          <table:table-cell office:value-type="float" office:value="4978" calcext:value-type="float">
            <text:p>4978</text:p>
          </table:table-cell>
          <table:table-cell office:value-type="float" office:value="0.003766" calcext:value-type="float">
            <text:p>0.003766</text:p>
          </table:table-cell>
          <table:table-cell/>
          <table:table-cell table:formula="of:=[.E55]/[.B55]" office:value-type="float" office:value="0.84717494894486" calcext:value-type="float">
            <text:p>0.84717494894486</text:p>
          </table:table-cell>
          <table:table-cell table:formula="of:=[.F55]/[.C55]" office:value-type="float" office:value="0.97312661498708" calcext:value-type="float">
            <text:p>0.97312661498708</text:p>
          </table:table-cell>
        </table:table-row>
        <table:table-row table:style-name="ro1">
          <table:table-cell office:value-type="string" calcext:value-type="string">
            <text:p>cm82a_208.qasm</text:p>
          </table:table-cell>
          <table:table-cell office:value-type="float" office:value="2121" calcext:value-type="float">
            <text:p>2121</text:p>
          </table:table-cell>
          <table:table-cell office:value-type="float" office:value="0.00139" calcext:value-type="float">
            <text:p>0.00139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float" office:value="0.001439" calcext:value-type="float">
            <text:p>0.001439</text:p>
          </table:table-cell>
          <table:table-cell/>
          <table:table-cell table:formula="of:=[.E56]/[.B56]" office:value-type="float" office:value="0.789250353606789" calcext:value-type="float">
            <text:p>0.789250353606789</text:p>
          </table:table-cell>
          <table:table-cell table:formula="of:=[.F56]/[.C56]" office:value-type="float" office:value="1.03525179856115" calcext:value-type="float">
            <text:p>1.03525179856115</text:p>
          </table:table-cell>
        </table:table-row>
        <table:table-row table:style-name="ro1">
          <table:table-cell office:value-type="string" calcext:value-type="string">
            <text:p>cm85a_209.qasm</text:p>
          </table:table-cell>
          <table:table-cell office:value-type="float" office:value="39055" calcext:value-type="float">
            <text:p>39055</text:p>
          </table:table-cell>
          <table:table-cell office:value-type="float" office:value="0.02466" calcext:value-type="float">
            <text:p>0.02466</text:p>
          </table:table-cell>
          <table:table-cell/>
          <table:table-cell office:value-type="float" office:value="31916" calcext:value-type="float">
            <text:p>31916</text:p>
          </table:table-cell>
          <table:table-cell office:value-type="float" office:value="0.024433" calcext:value-type="float">
            <text:p>0.024433</text:p>
          </table:table-cell>
          <table:table-cell/>
          <table:table-cell table:formula="of:=[.E57]/[.B57]" office:value-type="float" office:value="0.817206503648701" calcext:value-type="float">
            <text:p>0.817206503648701</text:p>
          </table:table-cell>
          <table:table-cell table:formula="of:=[.F57]/[.C57]" office:value-type="float" office:value="0.990794809407948" calcext:value-type="float">
            <text:p>0.990794809407948</text:p>
          </table:table-cell>
        </table:table-row>
        <table:table-row table:style-name="ro1">
          <table:table-cell office:value-type="string" calcext:value-type="string">
            <text:p>cnt3-5_179.qasm</text:p>
          </table:table-cell>
          <table:table-cell office:value-type="float" office:value="781" calcext:value-type="float">
            <text:p>781</text:p>
          </table:table-cell>
          <table:table-cell office:value-type="float" office:value="0.00045" calcext:value-type="float">
            <text:p>0.00045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0.000575" calcext:value-type="float">
            <text:p>0.000575</text:p>
          </table:table-cell>
          <table:table-cell/>
          <table:table-cell table:formula="of:=[.E58]/[.B58]" office:value-type="float" office:value="1.07554417413572" calcext:value-type="float">
            <text:p>1.07554417413572</text:p>
          </table:table-cell>
          <table:table-cell table:formula="of:=[.F58]/[.C58]" office:value-type="float" office:value="1.27777777777778" calcext:value-type="float">
            <text:p>1.27777777777778</text:p>
          </table:table-cell>
        </table:table-row>
        <table:table-row table:style-name="ro1">
          <table:table-cell office:value-type="string" calcext:value-type="string">
            <text:p>cnt3-5_180.qasm</text:p>
          </table:table-cell>
          <table:table-cell office:value-type="float" office:value="1806" calcext:value-type="float">
            <text:p>1806</text:p>
          </table:table-cell>
          <table:table-cell office:value-type="float" office:value="0.001076" calcext:value-type="float">
            <text:p>0.001076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0.001054" calcext:value-type="float">
            <text:p>0.001054</text:p>
          </table:table-cell>
          <table:table-cell/>
          <table:table-cell table:formula="of:=[.E59]/[.B59]" office:value-type="float" office:value="0.831118493909191" calcext:value-type="float">
            <text:p>0.831118493909191</text:p>
          </table:table-cell>
          <table:table-cell table:formula="of:=[.F59]/[.C59]" office:value-type="float" office:value="0.979553903345725" calcext:value-type="float">
            <text:p>0.979553903345725</text:p>
          </table:table-cell>
        </table:table-row>
        <table:table-row table:style-name="ro1">
          <table:table-cell office:value-type="string" calcext:value-type="string">
            <text:p>co14_215.qasm</text:p>
          </table:table-cell>
          <table:table-cell office:value-type="float" office:value="66794" calcext:value-type="float">
            <text:p>66794</text:p>
          </table:table-cell>
          <table:table-cell office:value-type="float" office:value="0.039368" calcext:value-type="float">
            <text:p>0.039368</text:p>
          </table:table-cell>
          <table:table-cell/>
          <table:table-cell office:value-type="float" office:value="54894" calcext:value-type="float">
            <text:p>54894</text:p>
          </table:table-cell>
          <table:table-cell office:value-type="float" office:value="0.038644" calcext:value-type="float">
            <text:p>0.038644</text:p>
          </table:table-cell>
          <table:table-cell/>
          <table:table-cell table:formula="of:=[.E60]/[.B60]" office:value-type="float" office:value="0.821840285055544" calcext:value-type="float">
            <text:p>0.821840285055544</text:p>
          </table:table-cell>
          <table:table-cell table:formula="of:=[.F60]/[.C60]" office:value-type="float" office:value="0.98160942897785" calcext:value-type="float">
            <text:p>0.98160942897785</text:p>
          </table:table-cell>
        </table:table-row>
        <table:table-row table:style-name="ro1">
          <table:table-cell office:value-type="string" calcext:value-type="string">
            <text:p>con1_216.qasm</text:p>
          </table:table-cell>
          <table:table-cell office:value-type="float" office:value="3306" calcext:value-type="float">
            <text:p>3306</text:p>
          </table:table-cell>
          <table:table-cell office:value-type="float" office:value="0.002144" calcext:value-type="float">
            <text:p>0.002144</text:p>
          </table:table-cell>
          <table:table-cell/>
          <table:table-cell office:value-type="float" office:value="2847" calcext:value-type="float">
            <text:p>2847</text:p>
          </table:table-cell>
          <table:table-cell office:value-type="float" office:value="0.002048" calcext:value-type="float">
            <text:p>0.002048</text:p>
          </table:table-cell>
          <table:table-cell/>
          <table:table-cell table:formula="of:=[.E61]/[.B61]" office:value-type="float" office:value="0.861161524500907" calcext:value-type="float">
            <text:p>0.861161524500907</text:p>
          </table:table-cell>
          <table:table-cell table:formula="of:=[.F61]/[.C61]" office:value-type="float" office:value="0.955223880597015" calcext:value-type="float">
            <text:p>0.955223880597015</text:p>
          </table:table-cell>
        </table:table-row>
        <table:table-row table:style-name="ro1">
          <table:table-cell office:value-type="string" calcext:value-type="string">
            <text:p>cycle10_2_110.qasm</text:p>
          </table:table-cell>
          <table:table-cell office:value-type="float" office:value="21497" calcext:value-type="float">
            <text:p>21497</text:p>
          </table:table-cell>
          <table:table-cell office:value-type="float" office:value="0.013394" calcext:value-type="float">
            <text:p>0.013394</text:p>
          </table:table-cell>
          <table:table-cell/>
          <table:table-cell office:value-type="float" office:value="17533" calcext:value-type="float">
            <text:p>17533</text:p>
          </table:table-cell>
          <table:table-cell office:value-type="float" office:value="0.013157" calcext:value-type="float">
            <text:p>0.013157</text:p>
          </table:table-cell>
          <table:table-cell/>
          <table:table-cell table:formula="of:=[.E62]/[.B62]" office:value-type="float" office:value="0.81560217704796" calcext:value-type="float">
            <text:p>0.81560217704796</text:p>
          </table:table-cell>
          <table:table-cell table:formula="of:=[.F62]/[.C62]" office:value-type="float" office:value="0.982305509929819" calcext:value-type="float">
            <text:p>0.982305509929819</text:p>
          </table:table-cell>
        </table:table-row>
        <table:table-row table:style-name="ro1">
          <table:table-cell office:value-type="string" calcext:value-type="string">
            <text:p>dc1_220.qasm</text:p>
          </table:table-cell>
          <table:table-cell office:value-type="float" office:value="6350" calcext:value-type="float">
            <text:p>6350</text:p>
          </table:table-cell>
          <table:table-cell office:value-type="float" office:value="0.00407" calcext:value-type="float">
            <text:p>0.00407</text:p>
          </table:table-cell>
          <table:table-cell/>
          <table:table-cell office:value-type="float" office:value="5137" calcext:value-type="float">
            <text:p>5137</text:p>
          </table:table-cell>
          <table:table-cell office:value-type="float" office:value="0.004012" calcext:value-type="float">
            <text:p>0.004012</text:p>
          </table:table-cell>
          <table:table-cell/>
          <table:table-cell table:formula="of:=[.E63]/[.B63]" office:value-type="float" office:value="0.808976377952756" calcext:value-type="float">
            <text:p>0.808976377952756</text:p>
          </table:table-cell>
          <table:table-cell table:formula="of:=[.F63]/[.C63]" office:value-type="float" office:value="0.985749385749386" calcext:value-type="float">
            <text:p>0.985749385749386</text:p>
          </table:table-cell>
        </table:table-row>
        <table:table-row table:style-name="ro1">
          <table:table-cell office:value-type="string" calcext:value-type="string">
            <text:p>dc2_222.qasm</text:p>
          </table:table-cell>
          <table:table-cell office:value-type="float" office:value="34622" calcext:value-type="float">
            <text:p>34622</text:p>
          </table:table-cell>
          <table:table-cell office:value-type="float" office:value="0.020746" calcext:value-type="float">
            <text:p>0.020746</text:p>
          </table:table-cell>
          <table:table-cell/>
          <table:table-cell office:value-type="float" office:value="27721" calcext:value-type="float">
            <text:p>27721</text:p>
          </table:table-cell>
          <table:table-cell office:value-type="float" office:value="0.020306" calcext:value-type="float">
            <text:p>0.020306</text:p>
          </table:table-cell>
          <table:table-cell/>
          <table:table-cell table:formula="of:=[.E64]/[.B64]" office:value-type="float" office:value="0.800675870833574" calcext:value-type="float">
            <text:p>0.800675870833574</text:p>
          </table:table-cell>
          <table:table-cell table:formula="of:=[.F64]/[.C64]" office:value-type="float" office:value="0.978791092258748" calcext:value-type="float">
            <text:p>0.978791092258748</text:p>
          </table:table-cell>
        </table:table-row>
        <table:table-row table:style-name="ro1">
          <table:table-cell office:value-type="string" calcext:value-type="string">
            <text:p>decod24-bdd_294.qasm</text:p>
          </table:table-cell>
          <table:table-cell office:value-type="float" office:value="173" calcext:value-type="float">
            <text:p>173</text:p>
          </table:table-cell>
          <table:table-cell office:value-type="float" office:value="0.000242" calcext:value-type="float">
            <text:p>0.00024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00199" calcext:value-type="float">
            <text:p>0.000199</text:p>
          </table:table-cell>
          <table:table-cell/>
          <table:table-cell table:formula="of:=[.E65]/[.B65]" office:value-type="float" office:value="0.878612716763006" calcext:value-type="float">
            <text:p>0.878612716763006</text:p>
          </table:table-cell>
          <table:table-cell table:formula="of:=[.F65]/[.C65]" office:value-type="float" office:value="0.822314049586777" calcext:value-type="float">
            <text:p>0.822314049586777</text:p>
          </table:table-cell>
        </table:table-row>
        <table:table-row table:style-name="ro1">
          <table:table-cell office:value-type="string" calcext:value-type="string">
            <text:p>decod24-enable_126.qasm</text:p>
          </table:table-cell>
          <table:table-cell office:value-type="float" office:value="796" calcext:value-type="float">
            <text:p>796</text:p>
          </table:table-cell>
          <table:table-cell office:value-type="float" office:value="0.000752" calcext:value-type="float">
            <text:p>0.00075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0.000716" calcext:value-type="float">
            <text:p>0.000716</text:p>
          </table:table-cell>
          <table:table-cell/>
          <table:table-cell table:formula="of:=[.E66]/[.B66]" office:value-type="float" office:value="1.05653266331658" calcext:value-type="float">
            <text:p>1.05653266331658</text:p>
          </table:table-cell>
          <table:table-cell table:formula="of:=[.F66]/[.C66]" office:value-type="float" office:value="0.952127659574468" calcext:value-type="float">
            <text:p>0.952127659574468</text:p>
          </table:table-cell>
        </table:table-row>
        <table:table-row table:style-name="ro1">
          <table:table-cell office:value-type="string" calcext:value-type="string">
            <text:p>decod24-v0_38.qasm</text:p>
          </table:table-cell>
          <table:table-cell office:value-type="float" office:value="114" calcext:value-type="float">
            <text:p>114</text:p>
          </table:table-cell>
          <table:table-cell office:value-type="float" office:value="0.000121" calcext:value-type="float">
            <text:p>0.00012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00104" calcext:value-type="float">
            <text:p>0.000104</text:p>
          </table:table-cell>
          <table:table-cell/>
          <table:table-cell table:formula="of:=[.E67]/[.B67]" office:value-type="float" office:value="0.93859649122807" calcext:value-type="float">
            <text:p>0.93859649122807</text:p>
          </table:table-cell>
          <table:table-cell table:formula="of:=[.F67]/[.C67]" office:value-type="float" office:value="0.859504132231405" calcext:value-type="float">
            <text:p>0.859504132231405</text:p>
          </table:table-cell>
        </table:table-row>
        <table:table-row table:style-name="ro1">
          <table:table-cell office:value-type="string" calcext:value-type="string">
            <text:p>decod24-v1_41.qasm</text:p>
          </table:table-cell>
          <table:table-cell office:value-type="float" office:value="195" calcext:value-type="float">
            <text:p>195</text:p>
          </table:table-cell>
          <table:table-cell office:value-type="float" office:value="0.000232" calcext:value-type="float">
            <text:p>0.00023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00196" calcext:value-type="float">
            <text:p>0.000196</text:p>
          </table:table-cell>
          <table:table-cell/>
          <table:table-cell table:formula="of:=[.E68]/[.B68]" office:value-type="float" office:value="0.892307692307692" calcext:value-type="float">
            <text:p>0.892307692307692</text:p>
          </table:table-cell>
          <table:table-cell table:formula="of:=[.F68]/[.C68]" office:value-type="float" office:value="0.844827586206896" calcext:value-type="float">
            <text:p>0.844827586206896</text:p>
          </table:table-cell>
        </table:table-row>
        <table:table-row table:style-name="ro1">
          <table:table-cell office:value-type="string" calcext:value-type="string">
            <text:p>decod24-v2_43.qasm</text:p>
          </table:table-cell>
          <table:table-cell office:value-type="float" office:value="118" calcext:value-type="float">
            <text:p>118</text:p>
          </table:table-cell>
          <table:table-cell office:value-type="float" office:value="0.000115" calcext:value-type="float">
            <text:p>0.0001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0119" calcext:value-type="float">
            <text:p>0.000119</text:p>
          </table:table-cell>
          <table:table-cell/>
          <table:table-cell table:formula="of:=[.E69]/[.B69]" office:value-type="float" office:value="0.864406779661017" calcext:value-type="float">
            <text:p>0.864406779661017</text:p>
          </table:table-cell>
          <table:table-cell table:formula="of:=[.F69]/[.C69]" office:value-type="float" office:value="1.03478260869565" calcext:value-type="float">
            <text:p>1.03478260869565</text:p>
          </table:table-cell>
        </table:table-row>
        <table:table-row table:style-name="ro1">
          <table:table-cell office:value-type="string" calcext:value-type="string">
            <text:p>decod24-v3_45.qasm</text:p>
          </table:table-cell>
          <table:table-cell office:value-type="float" office:value="358" calcext:value-type="float">
            <text:p>358</text:p>
          </table:table-cell>
          <table:table-cell office:value-type="float" office:value="0.000326" calcext:value-type="float">
            <text:p>0.00032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000396" calcext:value-type="float">
            <text:p>0.000396</text:p>
          </table:table-cell>
          <table:table-cell/>
          <table:table-cell table:formula="of:=[.E70]/[.B70]" office:value-type="float" office:value="0.854748603351955" calcext:value-type="float">
            <text:p>0.854748603351955</text:p>
          </table:table-cell>
          <table:table-cell table:formula="of:=[.F70]/[.C70]" office:value-type="float" office:value="1.21472392638037" calcext:value-type="float">
            <text:p>1.21472392638037</text:p>
          </table:table-cell>
        </table:table-row>
        <table:table-row table:style-name="ro1">
          <table:table-cell office:value-type="string" calcext:value-type="string">
            <text:p>dist_223.qasm</text:p>
          </table:table-cell>
          <table:table-cell office:value-type="float" office:value="135133" calcext:value-type="float">
            <text:p>135133</text:p>
          </table:table-cell>
          <table:table-cell office:value-type="float" office:value="0.08288" calcext:value-type="float">
            <text:p>0.08288</text:p>
          </table:table-cell>
          <table:table-cell/>
          <table:table-cell office:value-type="float" office:value="108621" calcext:value-type="float">
            <text:p>108621</text:p>
          </table:table-cell>
          <table:table-cell office:value-type="float" office:value="0.081718" calcext:value-type="float">
            <text:p>0.081718</text:p>
          </table:table-cell>
          <table:table-cell/>
          <table:table-cell table:formula="of:=[.E71]/[.B71]" office:value-type="float" office:value="0.803808100167983" calcext:value-type="float">
            <text:p>0.803808100167983</text:p>
          </table:table-cell>
          <table:table-cell table:formula="of:=[.F71]/[.C71]" office:value-type="float" office:value="0.98597972972973" calcext:value-type="float">
            <text:p>0.98597972972973</text:p>
          </table:table-cell>
        </table:table-row>
        <table:table-row table:style-name="ro1">
          <table:table-cell office:value-type="string" calcext:value-type="string">
            <text:p>ex-1_166.qasm</text:p>
          </table:table-cell>
          <table:table-cell office:value-type="float" office:value="41" calcext:value-type="float">
            <text:p>41</text:p>
          </table:table-cell>
          <table:table-cell office:value-type="float" office:value="0.000044" calcext:value-type="float">
            <text:p>4.4E-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045" calcext:value-type="float">
            <text:p>4.5E-05</text:p>
          </table:table-cell>
          <table:table-cell/>
          <table:table-cell table:formula="of:=[.E72]/[.B72]" office:value-type="float" office:value="1" calcext:value-type="float">
            <text:p>1</text:p>
          </table:table-cell>
          <table:table-cell table:formula="of:=[.F72]/[.C72]" office:value-type="float" office:value="1.02272727272727" calcext:value-type="float">
            <text:p>1.02272727272727</text:p>
          </table:table-cell>
        </table:table-row>
        <table:table-row table:style-name="ro1">
          <table:table-cell office:value-type="string" calcext:value-type="string">
            <text:p>ex1_226.qasm</text:p>
          </table:table-cell>
          <table:table-cell office:value-type="float" office:value="19" calcext:value-type="float">
            <text:p>19</text:p>
          </table:table-cell>
          <table:table-cell office:value-type="float" office:value="0.000027" calcext:value-type="float">
            <text:p>2.7E-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22" calcext:value-type="float">
            <text:p>2.2E-05</text:p>
          </table:table-cell>
          <table:table-cell/>
          <table:table-cell table:formula="of:=[.E73]/[.B73]" office:value-type="float" office:value="1.05263157894737" calcext:value-type="float">
            <text:p>1.05263157894737</text:p>
          </table:table-cell>
          <table:table-cell table:formula="of:=[.F73]/[.C73]" office:value-type="float" office:value="0.814814814814815" calcext:value-type="float">
            <text:p>0.814814814814815</text:p>
          </table:table-cell>
        </table:table-row>
        <table:table-row table:style-name="ro1">
          <table:table-cell office:value-type="string" calcext:value-type="string">
            <text:p>ex2_227.qasm</text:p>
          </table:table-cell>
          <table:table-cell office:value-type="float" office:value="1889" calcext:value-type="float">
            <text:p>1889</text:p>
          </table:table-cell>
          <table:table-cell office:value-type="float" office:value="0.001362" calcext:value-type="float">
            <text:p>0.001362</text:p>
          </table:table-cell>
          <table:table-cell/>
          <table:table-cell office:value-type="float" office:value="1768" calcext:value-type="float">
            <text:p>1768</text:p>
          </table:table-cell>
          <table:table-cell office:value-type="float" office:value="0.001358" calcext:value-type="float">
            <text:p>0.001358</text:p>
          </table:table-cell>
          <table:table-cell/>
          <table:table-cell table:formula="of:=[.E74]/[.B74]" office:value-type="float" office:value="0.935944944415034" calcext:value-type="float">
            <text:p>0.935944944415034</text:p>
          </table:table-cell>
          <table:table-cell table:formula="of:=[.F74]/[.C74]" office:value-type="float" office:value="0.997063142437592" calcext:value-type="float">
            <text:p>0.997063142437592</text:p>
          </table:table-cell>
        </table:table-row>
        <table:table-row table:style-name="ro1">
          <table:table-cell office:value-type="string" calcext:value-type="string">
            <text:p>ex3_229.qasm</text:p>
          </table:table-cell>
          <table:table-cell office:value-type="float" office:value="1008" calcext:value-type="float">
            <text:p>1008</text:p>
          </table:table-cell>
          <table:table-cell office:value-type="float" office:value="0.000852" calcext:value-type="float">
            <text:p>0.000852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0.000865" calcext:value-type="float">
            <text:p>0.000865</text:p>
          </table:table-cell>
          <table:table-cell/>
          <table:table-cell table:formula="of:=[.E75]/[.B75]" office:value-type="float" office:value="0.8125" calcext:value-type="float">
            <text:p>0.8125</text:p>
          </table:table-cell>
          <table:table-cell table:formula="of:=[.F75]/[.C75]" office:value-type="float" office:value="1.01525821596244" calcext:value-type="float">
            <text:p>1.01525821596244</text:p>
          </table:table-cell>
        </table:table-row>
        <table:table-row table:style-name="ro1">
          <table:table-cell office:value-type="string" calcext:value-type="string">
            <text:p>f2_232.qasm</text:p>
          </table:table-cell>
          <table:table-cell office:value-type="float" office:value="3856" calcext:value-type="float">
            <text:p>3856</text:p>
          </table:table-cell>
          <table:table-cell office:value-type="float" office:value="0.002628" calcext:value-type="float">
            <text:p>0.002628</text:p>
          </table:table-cell>
          <table:table-cell/>
          <table:table-cell office:value-type="float" office:value="3129" calcext:value-type="float">
            <text:p>3129</text:p>
          </table:table-cell>
          <table:table-cell office:value-type="float" office:value="0.002563" calcext:value-type="float">
            <text:p>0.002563</text:p>
          </table:table-cell>
          <table:table-cell/>
          <table:table-cell table:formula="of:=[.E76]/[.B76]" office:value-type="float" office:value="0.81146265560166" calcext:value-type="float">
            <text:p>0.81146265560166</text:p>
          </table:table-cell>
          <table:table-cell table:formula="of:=[.F76]/[.C76]" office:value-type="float" office:value="0.975266362252664" calcext:value-type="float">
            <text:p>0.975266362252664</text:p>
          </table:table-cell>
        </table:table-row>
        <table:table-row table:style-name="ro1">
          <table:table-cell office:value-type="string" calcext:value-type="string">
            <text:p>graycode6_47.qasm</text:p>
          </table:table-cell>
          <table:table-cell office:value-type="float" office:value="20" calcext:value-type="float">
            <text:p>20</text:p>
          </table:table-cell>
          <table:table-cell office:value-type="float" office:value="0.000038" calcext:value-type="float">
            <text:p>3.8E-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0037" calcext:value-type="float">
            <text:p>3.7E-05</text:p>
          </table:table-cell>
          <table:table-cell/>
          <table:table-cell table:formula="of:=[.E77]/[.B77]" office:value-type="float" office:value="1.45" calcext:value-type="float">
            <text:p>1.45</text:p>
          </table:table-cell>
          <table:table-cell table:formula="of:=[.F77]/[.C77]" office:value-type="float" office:value="0.973684210526316" calcext:value-type="float">
            <text:p>0.973684210526316</text:p>
          </table:table-cell>
        </table:table-row>
        <table:table-row table:style-name="ro1">
          <table:table-cell office:value-type="string" calcext:value-type="string">
            <text:p>ground_state_estimation_10.qasm</text:p>
          </table:table-cell>
          <table:table-cell office:value-type="float" office:value="1286656" calcext:value-type="float">
            <text:p>1286656</text:p>
          </table:table-cell>
          <table:table-cell office:value-type="float" office:value="2.19623" calcext:value-type="float">
            <text:p>2.19623</text:p>
          </table:table-cell>
          <table:table-cell/>
          <table:table-cell office:value-type="float" office:value="923669" calcext:value-type="float">
            <text:p>923669</text:p>
          </table:table-cell>
          <table:table-cell office:value-type="float" office:value="2.17024" calcext:value-type="float">
            <text:p>2.17024</text:p>
          </table:table-cell>
          <table:table-cell/>
          <table:table-cell table:formula="of:=[.E78]/[.B78]" office:value-type="float" office:value="0.717883412504974" calcext:value-type="float">
            <text:p>0.717883412504974</text:p>
          </table:table-cell>
          <table:table-cell table:formula="of:=[.F78]/[.C78]" office:value-type="float" office:value="0.988166084608625" calcext:value-type="float">
            <text:p>0.988166084608625</text:p>
          </table:table-cell>
        </table:table-row>
        <table:table-row table:style-name="ro1">
          <table:table-cell office:value-type="string" calcext:value-type="string">
            <text:p>ham15_107.qasm</text:p>
          </table:table-cell>
          <table:table-cell office:value-type="float" office:value="34907" calcext:value-type="float">
            <text:p>34907</text:p>
          </table:table-cell>
          <table:table-cell office:value-type="float" office:value="0.019407" calcext:value-type="float">
            <text:p>0.019407</text:p>
          </table:table-cell>
          <table:table-cell/>
          <table:table-cell office:value-type="float" office:value="25505" calcext:value-type="float">
            <text:p>25505</text:p>
          </table:table-cell>
          <table:table-cell office:value-type="float" office:value="0.019344" calcext:value-type="float">
            <text:p>0.019344</text:p>
          </table:table-cell>
          <table:table-cell/>
          <table:table-cell table:formula="of:=[.E79]/[.B79]" office:value-type="float" office:value="0.730655742401238" calcext:value-type="float">
            <text:p>0.730655742401238</text:p>
          </table:table-cell>
          <table:table-cell table:formula="of:=[.F79]/[.C79]" office:value-type="float" office:value="0.996753748647395" calcext:value-type="float">
            <text:p>0.996753748647395</text:p>
          </table:table-cell>
        </table:table-row>
        <table:table-row table:style-name="ro1">
          <table:table-cell office:value-type="string" calcext:value-type="string">
            <text:p>ham3_102.qasm</text:p>
          </table:table-cell>
          <table:table-cell office:value-type="float" office:value="47" calcext:value-type="float">
            <text:p>47</text:p>
          </table:table-cell>
          <table:table-cell office:value-type="float" office:value="0.000066" calcext:value-type="float">
            <text:p>6.6E-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0049" calcext:value-type="float">
            <text:p>4.9E-05</text:p>
          </table:table-cell>
          <table:table-cell/>
          <table:table-cell table:formula="of:=[.E80]/[.B80]" office:value-type="float" office:value="0.936170212765957" calcext:value-type="float">
            <text:p>0.936170212765957</text:p>
          </table:table-cell>
          <table:table-cell table:formula="of:=[.F80]/[.C80]" office:value-type="float" office:value="0.742424242424243" calcext:value-type="float">
            <text:p>0.742424242424243</text:p>
          </table:table-cell>
        </table:table-row>
        <table:table-row table:style-name="ro1">
          <table:table-cell office:value-type="string" calcext:value-type="string">
            <text:p>ham7_104.qasm</text:p>
          </table:table-cell>
          <table:table-cell office:value-type="float" office:value="1065" calcext:value-type="float">
            <text:p>1065</text:p>
          </table:table-cell>
          <table:table-cell office:value-type="float" office:value="0.000765" calcext:value-type="float">
            <text:p>0.000765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0.000741" calcext:value-type="float">
            <text:p>0.000741</text:p>
          </table:table-cell>
          <table:table-cell/>
          <table:table-cell table:formula="of:=[.E81]/[.B81]" office:value-type="float" office:value="0.683568075117371" calcext:value-type="float">
            <text:p>0.683568075117371</text:p>
          </table:table-cell>
          <table:table-cell table:formula="of:=[.F81]/[.C81]" office:value-type="float" office:value="0.968627450980392" calcext:value-type="float">
            <text:p>0.968627450980392</text:p>
          </table:table-cell>
        </table:table-row>
        <table:table-row table:style-name="ro1">
          <table:table-cell office:value-type="string" calcext:value-type="string">
            <text:p>hwb4_49.qasm</text:p>
          </table:table-cell>
          <table:table-cell office:value-type="float" office:value="710" calcext:value-type="float">
            <text:p>710</text:p>
          </table:table-cell>
          <table:table-cell office:value-type="float" office:value="0.000637" calcext:value-type="float">
            <text:p>0.000637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.000511" calcext:value-type="float">
            <text:p>0.000511</text:p>
          </table:table-cell>
          <table:table-cell/>
          <table:table-cell table:formula="of:=[.E82]/[.B82]" office:value-type="float" office:value="0.885915492957746" calcext:value-type="float">
            <text:p>0.885915492957746</text:p>
          </table:table-cell>
          <table:table-cell table:formula="of:=[.F82]/[.C82]" office:value-type="float" office:value="0.802197802197802" calcext:value-type="float">
            <text:p>0.802197802197802</text:p>
          </table:table-cell>
        </table:table-row>
        <table:table-row table:style-name="ro1">
          <table:table-cell office:value-type="string" calcext:value-type="string">
            <text:p>hwb5_53.qasm</text:p>
          </table:table-cell>
          <table:table-cell office:value-type="float" office:value="3872" calcext:value-type="float">
            <text:p>3872</text:p>
          </table:table-cell>
          <table:table-cell office:value-type="float" office:value="0.002985" calcext:value-type="float">
            <text:p>0.002985</text:p>
          </table:table-cell>
          <table:table-cell/>
          <table:table-cell office:value-type="float" office:value="3259" calcext:value-type="float">
            <text:p>3259</text:p>
          </table:table-cell>
          <table:table-cell office:value-type="float" office:value="0.002982" calcext:value-type="float">
            <text:p>0.002982</text:p>
          </table:table-cell>
          <table:table-cell/>
          <table:table-cell table:formula="of:=[.E83]/[.B83]" office:value-type="float" office:value="0.841683884297521" calcext:value-type="float">
            <text:p>0.841683884297521</text:p>
          </table:table-cell>
          <table:table-cell table:formula="of:=[.F83]/[.C83]" office:value-type="float" office:value="0.998994974874372" calcext:value-type="float">
            <text:p>0.998994974874372</text:p>
          </table:table-cell>
        </table:table-row>
        <table:table-row table:style-name="ro1">
          <table:table-cell office:value-type="string" calcext:value-type="string">
            <text:p>hwb6_56.qasm</text:p>
          </table:table-cell>
          <table:table-cell office:value-type="float" office:value="21250" calcext:value-type="float">
            <text:p>21250</text:p>
          </table:table-cell>
          <table:table-cell office:value-type="float" office:value="0.014548" calcext:value-type="float">
            <text:p>0.014548</text:p>
          </table:table-cell>
          <table:table-cell/>
          <table:table-cell office:value-type="float" office:value="18260" calcext:value-type="float">
            <text:p>18260</text:p>
          </table:table-cell>
          <table:table-cell office:value-type="float" office:value="0.014314" calcext:value-type="float">
            <text:p>0.014314</text:p>
          </table:table-cell>
          <table:table-cell/>
          <table:table-cell table:formula="of:=[.E84]/[.B84]" office:value-type="float" office:value="0.859294117647059" calcext:value-type="float">
            <text:p>0.859294117647059</text:p>
          </table:table-cell>
          <table:table-cell table:formula="of:=[.F84]/[.C84]" office:value-type="float" office:value="0.983915314819906" calcext:value-type="float">
            <text:p>0.983915314819906</text:p>
          </table:table-cell>
        </table:table-row>
        <table:table-row table:style-name="ro1">
          <table:table-cell office:value-type="string" calcext:value-type="string">
            <text:p>hwb7_59.qasm</text:p>
          </table:table-cell>
          <table:table-cell office:value-type="float" office:value="76999" calcext:value-type="float">
            <text:p>76999</text:p>
          </table:table-cell>
          <table:table-cell office:value-type="float" office:value="0.052565" calcext:value-type="float">
            <text:p>0.052565</text:p>
          </table:table-cell>
          <table:table-cell/>
          <table:table-cell office:value-type="float" office:value="67890" calcext:value-type="float">
            <text:p>67890</text:p>
          </table:table-cell>
          <table:table-cell office:value-type="float" office:value="0.052252" calcext:value-type="float">
            <text:p>0.052252</text:p>
          </table:table-cell>
          <table:table-cell/>
          <table:table-cell table:formula="of:=[.E85]/[.B85]" office:value-type="float" office:value="0.881699762334576" calcext:value-type="float">
            <text:p>0.881699762334576</text:p>
          </table:table-cell>
          <table:table-cell table:formula="of:=[.F85]/[.C85]" office:value-type="float" office:value="0.994045467516408" calcext:value-type="float">
            <text:p>0.994045467516408</text:p>
          </table:table-cell>
        </table:table-row>
        <table:table-row table:style-name="ro1">
          <table:table-cell office:value-type="string" calcext:value-type="string">
            <text:p>hwb8_113.qasm</text:p>
          </table:table-cell>
          <table:table-cell office:value-type="float" office:value="240283" calcext:value-type="float">
            <text:p>240283</text:p>
          </table:table-cell>
          <table:table-cell office:value-type="float" office:value="0.149788" calcext:value-type="float">
            <text:p>0.149788</text:p>
          </table:table-cell>
          <table:table-cell/>
          <table:table-cell office:value-type="float" office:value="198404" calcext:value-type="float">
            <text:p>198404</text:p>
          </table:table-cell>
          <table:table-cell office:value-type="float" office:value="0.148863" calcext:value-type="float">
            <text:p>0.148863</text:p>
          </table:table-cell>
          <table:table-cell/>
          <table:table-cell table:formula="of:=[.E86]/[.B86]" office:value-type="float" office:value="0.825709683997619" calcext:value-type="float">
            <text:p>0.825709683997619</text:p>
          </table:table-cell>
          <table:table-cell table:formula="of:=[.F86]/[.C86]" office:value-type="float" office:value="0.993824605442359" calcext:value-type="float">
            <text:p>0.993824605442359</text:p>
          </table:table-cell>
        </table:table-row>
        <table:table-row table:style-name="ro1">
          <table:table-cell office:value-type="string" calcext:value-type="string">
            <text:p>hwb9_119.qasm</text:p>
          </table:table-cell>
          <table:table-cell office:value-type="float" office:value="700837" calcext:value-type="float">
            <text:p>700837</text:p>
          </table:table-cell>
          <table:table-cell office:value-type="float" office:value="0.448031" calcext:value-type="float">
            <text:p>0.448031</text:p>
          </table:table-cell>
          <table:table-cell/>
          <table:table-cell office:value-type="float" office:value="600651" calcext:value-type="float">
            <text:p>600651</text:p>
          </table:table-cell>
          <table:table-cell office:value-type="float" office:value="0.446026" calcext:value-type="float">
            <text:p>0.446026</text:p>
          </table:table-cell>
          <table:table-cell/>
          <table:table-cell table:formula="of:=[.E87]/[.B87]" office:value-type="float" office:value="0.857048072519002" calcext:value-type="float">
            <text:p>0.857048072519002</text:p>
          </table:table-cell>
          <table:table-cell table:formula="of:=[.F87]/[.C87]" office:value-type="float" office:value="0.99552486323491" calcext:value-type="float">
            <text:p>0.99552486323491</text:p>
          </table:table-cell>
        </table:table-row>
        <table:table-row table:style-name="ro1">
          <table:table-cell office:value-type="string" calcext:value-type="string">
            <text:p>inc_237.qasm</text:p>
          </table:table-cell>
          <table:table-cell office:value-type="float" office:value="38607" calcext:value-type="float">
            <text:p>38607</text:p>
          </table:table-cell>
          <table:table-cell office:value-type="float" office:value="0.023199" calcext:value-type="float">
            <text:p>0.023199</text:p>
          </table:table-cell>
          <table:table-cell/>
          <table:table-cell office:value-type="float" office:value="30657" calcext:value-type="float">
            <text:p>30657</text:p>
          </table:table-cell>
          <table:table-cell office:value-type="float" office:value="0.022888" calcext:value-type="float">
            <text:p>0.022888</text:p>
          </table:table-cell>
          <table:table-cell/>
          <table:table-cell table:formula="of:=[.E88]/[.B88]" office:value-type="float" office:value="0.794078794001088" calcext:value-type="float">
            <text:p>0.794078794001088</text:p>
          </table:table-cell>
          <table:table-cell table:formula="of:=[.F88]/[.C88]" office:value-type="float" office:value="0.986594249752145" calcext:value-type="float">
            <text:p>0.986594249752145</text:p>
          </table:table-cell>
        </table:table-row>
        <table:table-row table:style-name="ro1">
          <table:table-cell office:value-type="string" calcext:value-type="string">
            <text:p>ising_model_10.qasm</text:p>
          </table:table-cell>
          <table:table-cell office:value-type="float" office:value="784" calcext:value-type="float">
            <text:p>784</text:p>
          </table:table-cell>
          <table:table-cell office:value-type="float" office:value="0.000642" calcext:value-type="float">
            <text:p>0.000642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0.000647" calcext:value-type="float">
            <text:p>0.000647</text:p>
          </table:table-cell>
          <table:table-cell/>
          <table:table-cell table:formula="of:=[.E89]/[.B89]" office:value-type="float" office:value="1.02295918367347" calcext:value-type="float">
            <text:p>1.02295918367347</text:p>
          </table:table-cell>
          <table:table-cell table:formula="of:=[.F89]/[.C89]" office:value-type="float" office:value="1.00778816199377" calcext:value-type="float">
            <text:p>1.00778816199377</text:p>
          </table:table-cell>
        </table:table-row>
        <table:table-row table:style-name="ro1">
          <table:table-cell office:value-type="string" calcext:value-type="string">
            <text:p>ising_model_13.qasm</text:p>
          </table:table-cell>
          <table:table-cell office:value-type="float" office:value="1249" calcext:value-type="float">
            <text:p>1249</text:p>
          </table:table-cell>
          <table:table-cell office:value-type="float" office:value="0.000878" calcext:value-type="float">
            <text:p>0.000878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0.000865" calcext:value-type="float">
            <text:p>0.000865</text:p>
          </table:table-cell>
          <table:table-cell/>
          <table:table-cell table:formula="of:=[.E90]/[.B90]" office:value-type="float" office:value="0.872698158526821" calcext:value-type="float">
            <text:p>0.872698158526821</text:p>
          </table:table-cell>
          <table:table-cell table:formula="of:=[.F90]/[.C90]" office:value-type="float" office:value="0.985193621867881" calcext:value-type="float">
            <text:p>0.985193621867881</text:p>
          </table:table-cell>
        </table:table-row>
        <table:table-row table:style-name="ro1">
          <table:table-cell office:value-type="string" calcext:value-type="string">
            <text:p>ising_model_16.qasm</text:p>
          </table:table-cell>
          <table:table-cell office:value-type="float" office:value="1763" calcext:value-type="float">
            <text:p>1763</text:p>
          </table:table-cell>
          <table:table-cell office:value-type="float" office:value="0.001101" calcext:value-type="float">
            <text:p>0.001101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float" office:value="0.001087" calcext:value-type="float">
            <text:p>0.001087</text:p>
          </table:table-cell>
          <table:table-cell/>
          <table:table-cell table:formula="of:=[.E91]/[.B91]" office:value-type="float" office:value="0.832671582529779" calcext:value-type="float">
            <text:p>0.832671582529779</text:p>
          </table:table-cell>
          <table:table-cell table:formula="of:=[.F91]/[.C91]" office:value-type="float" office:value="0.987284287011807" calcext:value-type="float">
            <text:p>0.987284287011807</text:p>
          </table:table-cell>
        </table:table-row>
        <table:table-row table:style-name="ro1">
          <table:table-cell office:value-type="string" calcext:value-type="string">
            <text:p>life_238.qasm</text:p>
          </table:table-cell>
          <table:table-cell office:value-type="float" office:value="78075" calcext:value-type="float">
            <text:p>78075</text:p>
          </table:table-cell>
          <table:table-cell office:value-type="float" office:value="0.048654" calcext:value-type="float">
            <text:p>0.048654</text:p>
          </table:table-cell>
          <table:table-cell/>
          <table:table-cell office:value-type="float" office:value="63701" calcext:value-type="float">
            <text:p>63701</text:p>
          </table:table-cell>
          <table:table-cell office:value-type="float" office:value="0.048142" calcext:value-type="float">
            <text:p>0.048142</text:p>
          </table:table-cell>
          <table:table-cell/>
          <table:table-cell table:formula="of:=[.E92]/[.B92]" office:value-type="float" office:value="0.815894972782581" calcext:value-type="float">
            <text:p>0.815894972782581</text:p>
          </table:table-cell>
          <table:table-cell table:formula="of:=[.F92]/[.C92]" office:value-type="float" office:value="0.989476713117113" calcext:value-type="float">
            <text:p>0.989476713117113</text:p>
          </table:table-cell>
        </table:table-row>
        <table:table-row table:style-name="ro1">
          <table:table-cell office:value-type="string" calcext:value-type="string">
            <text:p>majority_239.qasm</text:p>
          </table:table-cell>
          <table:table-cell office:value-type="float" office:value="1896" calcext:value-type="float">
            <text:p>1896</text:p>
          </table:table-cell>
          <table:table-cell office:value-type="float" office:value="0.001378" calcext:value-type="float">
            <text:p>0.001378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float" office:value="0.001398" calcext:value-type="float">
            <text:p>0.001398</text:p>
          </table:table-cell>
          <table:table-cell/>
          <table:table-cell table:formula="of:=[.E93]/[.B93]" office:value-type="float" office:value="0.943565400843882" calcext:value-type="float">
            <text:p>0.943565400843882</text:p>
          </table:table-cell>
          <table:table-cell table:formula="of:=[.F93]/[.C93]" office:value-type="float" office:value="1.01451378809869" calcext:value-type="float">
            <text:p>1.01451378809869</text:p>
          </table:table-cell>
        </table:table-row>
        <table:table-row table:style-name="ro1">
          <table:table-cell office:value-type="string" calcext:value-type="string">
            <text:p>max46_240.qasm</text:p>
          </table:table-cell>
          <table:table-cell office:value-type="float" office:value="91239" calcext:value-type="float">
            <text:p>91239</text:p>
          </table:table-cell>
          <table:table-cell office:value-type="float" office:value="0.058875" calcext:value-type="float">
            <text:p>0.058875</text:p>
          </table:table-cell>
          <table:table-cell/>
          <table:table-cell office:value-type="float" office:value="75363" calcext:value-type="float">
            <text:p>75363</text:p>
          </table:table-cell>
          <table:table-cell office:value-type="float" office:value="0.05786" calcext:value-type="float">
            <text:p>0.05786</text:p>
          </table:table-cell>
          <table:table-cell/>
          <table:table-cell table:formula="of:=[.E94]/[.B94]" office:value-type="float" office:value="0.825995462466708" calcext:value-type="float">
            <text:p>0.825995462466708</text:p>
          </table:table-cell>
          <table:table-cell table:formula="of:=[.F94]/[.C94]" office:value-type="float" office:value="0.98276008492569" calcext:value-type="float">
            <text:p>0.98276008492569</text:p>
          </table:table-cell>
        </table:table-row>
        <table:table-row table:style-name="ro1">
          <table:table-cell office:value-type="string" calcext:value-type="string">
            <text:p>miller_11.qasm</text:p>
          </table:table-cell>
          <table:table-cell office:value-type="float" office:value="107" calcext:value-type="float">
            <text:p>107</text:p>
          </table:table-cell>
          <table:table-cell office:value-type="float" office:value="0.000101" calcext:value-type="float">
            <text:p>0.0001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0099" calcext:value-type="float">
            <text:p>9.9E-05</text:p>
          </table:table-cell>
          <table:table-cell/>
          <table:table-cell table:formula="of:=[.E95]/[.B95]" office:value-type="float" office:value="0.953271028037383" calcext:value-type="float">
            <text:p>0.953271028037383</text:p>
          </table:table-cell>
          <table:table-cell table:formula="of:=[.F95]/[.C95]" office:value-type="float" office:value="0.98019801980198" calcext:value-type="float">
            <text:p>0.98019801980198</text:p>
          </table:table-cell>
        </table:table-row>
        <table:table-row table:style-name="ro1">
          <table:table-cell office:value-type="string" calcext:value-type="string">
            <text:p>mini_alu_305.qasm</text:p>
          </table:table-cell>
          <table:table-cell office:value-type="float" office:value="733" calcext:value-type="float">
            <text:p>733</text:p>
          </table:table-cell>
          <table:table-cell office:value-type="float" office:value="0.000399" calcext:value-type="float">
            <text:p>0.000399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0.000422" calcext:value-type="float">
            <text:p>0.000422</text:p>
          </table:table-cell>
          <table:table-cell/>
          <table:table-cell table:formula="of:=[.E96]/[.B96]" office:value-type="float" office:value="0.783083219645293" calcext:value-type="float">
            <text:p>0.783083219645293</text:p>
          </table:table-cell>
          <table:table-cell table:formula="of:=[.F96]/[.C96]" office:value-type="float" office:value="1.05764411027569" calcext:value-type="float">
            <text:p>1.05764411027569</text:p>
          </table:table-cell>
        </table:table-row>
        <table:table-row table:style-name="ro1">
          <table:table-cell office:value-type="string" calcext:value-type="string">
            <text:p>mini-alu_167.qasm</text:p>
          </table:table-cell>
          <table:table-cell office:value-type="float" office:value="732" calcext:value-type="float">
            <text:p>732</text:p>
          </table:table-cell>
          <table:table-cell office:value-type="float" office:value="0.000679" calcext:value-type="float">
            <text:p>0.000679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0.00065" calcext:value-type="float">
            <text:p>0.00065</text:p>
          </table:table-cell>
          <table:table-cell/>
          <table:table-cell table:formula="of:=[.E97]/[.B97]" office:value-type="float" office:value="0.931693989071038" calcext:value-type="float">
            <text:p>0.931693989071038</text:p>
          </table:table-cell>
          <table:table-cell table:formula="of:=[.F97]/[.C97]" office:value-type="float" office:value="0.957290132547865" calcext:value-type="float">
            <text:p>0.957290132547865</text:p>
          </table:table-cell>
        </table:table-row>
        <table:table-row table:style-name="ro1">
          <table:table-cell office:value-type="string" calcext:value-type="string">
            <text:p>misex1_241.qasm</text:p>
          </table:table-cell>
          <table:table-cell office:value-type="float" office:value="17360" calcext:value-type="float">
            <text:p>17360</text:p>
          </table:table-cell>
          <table:table-cell office:value-type="float" office:value="0.010375" calcext:value-type="float">
            <text:p>0.010375</text:p>
          </table:table-cell>
          <table:table-cell/>
          <table:table-cell office:value-type="float" office:value="14565" calcext:value-type="float">
            <text:p>14565</text:p>
          </table:table-cell>
          <table:table-cell office:value-type="float" office:value="0.010291" calcext:value-type="float">
            <text:p>0.010291</text:p>
          </table:table-cell>
          <table:table-cell/>
          <table:table-cell table:formula="of:=[.E98]/[.B98]" office:value-type="float" office:value="0.838997695852535" calcext:value-type="float">
            <text:p>0.838997695852535</text:p>
          </table:table-cell>
          <table:table-cell table:formula="of:=[.F98]/[.C98]" office:value-type="float" office:value="0.991903614457831" calcext:value-type="float">
            <text:p>0.991903614457831</text:p>
          </table:table-cell>
        </table:table-row>
        <table:table-row table:style-name="ro1">
          <table:table-cell office:value-type="string" calcext:value-type="string">
            <text:p>mlp4_245.qasm</text:p>
          </table:table-cell>
          <table:table-cell office:value-type="float" office:value="68704" calcext:value-type="float">
            <text:p>68704</text:p>
          </table:table-cell>
          <table:table-cell office:value-type="float" office:value="0.041042" calcext:value-type="float">
            <text:p>0.041042</text:p>
          </table:table-cell>
          <table:table-cell/>
          <table:table-cell office:value-type="float" office:value="57750" calcext:value-type="float">
            <text:p>57750</text:p>
          </table:table-cell>
          <table:table-cell office:value-type="float" office:value="0.040466" calcext:value-type="float">
            <text:p>0.040466</text:p>
          </table:table-cell>
          <table:table-cell/>
          <table:table-cell table:formula="of:=[.E99]/[.B99]" office:value-type="float" office:value="0.84056241266884" calcext:value-type="float">
            <text:p>0.84056241266884</text:p>
          </table:table-cell>
          <table:table-cell table:formula="of:=[.F99]/[.C99]" office:value-type="float" office:value="0.985965596218508" calcext:value-type="float">
            <text:p>0.985965596218508</text:p>
          </table:table-cell>
        </table:table-row>
        <table:table-row table:style-name="ro1">
          <table:table-cell office:value-type="string" calcext:value-type="string">
            <text:p>mod10_171.qasm</text:p>
          </table:table-cell>
          <table:table-cell office:value-type="float" office:value="611" calcext:value-type="float">
            <text:p>611</text:p>
          </table:table-cell>
          <table:table-cell office:value-type="float" office:value="0.000554" calcext:value-type="float">
            <text:p>0.000554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0.000534" calcext:value-type="float">
            <text:p>0.000534</text:p>
          </table:table-cell>
          <table:table-cell/>
          <table:table-cell table:formula="of:=[.E100]/[.B100]" office:value-type="float" office:value="0.810147299509002" calcext:value-type="float">
            <text:p>0.810147299509002</text:p>
          </table:table-cell>
          <table:table-cell table:formula="of:=[.F100]/[.C100]" office:value-type="float" office:value="0.963898916967509" calcext:value-type="float">
            <text:p>0.963898916967509</text:p>
          </table:table-cell>
        </table:table-row>
        <table:table-row table:style-name="ro1">
          <table:table-cell office:value-type="string" calcext:value-type="string">
            <text:p>mod10_176.qasm</text:p>
          </table:table-cell>
          <table:table-cell office:value-type="float" office:value="575" calcext:value-type="float">
            <text:p>575</text:p>
          </table:table-cell>
          <table:table-cell office:value-type="float" office:value="0.000385" calcext:value-type="float">
            <text:p>0.00038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000489" calcext:value-type="float">
            <text:p>0.000489</text:p>
          </table:table-cell>
          <table:table-cell/>
          <table:table-cell table:formula="of:=[.E101]/[.B101]" office:value-type="float" office:value="0.700869565217391" calcext:value-type="float">
            <text:p>0.700869565217391</text:p>
          </table:table-cell>
          <table:table-cell table:formula="of:=[.F101]/[.C101]" office:value-type="float" office:value="1.27012987012987" calcext:value-type="float">
            <text:p>1.27012987012987</text:p>
          </table:table-cell>
        </table:table-row>
        <table:table-row table:style-name="ro1">
          <table:table-cell office:value-type="string" calcext:value-type="string">
            <text:p>mod5adder_127.qasm</text:p>
          </table:table-cell>
          <table:table-cell office:value-type="float" office:value="1605" calcext:value-type="float">
            <text:p>1605</text:p>
          </table:table-cell>
          <table:table-cell office:value-type="float" office:value="0.001222" calcext:value-type="float">
            <text:p>0.001222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0.00153" calcext:value-type="float">
            <text:p>0.00153</text:p>
          </table:table-cell>
          <table:table-cell/>
          <table:table-cell table:formula="of:=[.E102]/[.B102]" office:value-type="float" office:value="0.705295950155763" calcext:value-type="float">
            <text:p>0.705295950155763</text:p>
          </table:table-cell>
          <table:table-cell table:formula="of:=[.F102]/[.C102]" office:value-type="float" office:value="1.25204582651391" calcext:value-type="float">
            <text:p>1.25204582651391</text:p>
          </table:table-cell>
        </table:table-row>
        <table:table-row table:style-name="ro1">
          <table:table-cell office:value-type="string" calcext:value-type="string">
            <text:p>mod5d1_63.qasm</text:p>
          </table:table-cell>
          <table:table-cell office:value-type="float" office:value="63" calcext:value-type="float">
            <text:p>63</text:p>
          </table:table-cell>
          <table:table-cell office:value-type="float" office:value="0.000122" calcext:value-type="float">
            <text:p>0.0001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0072" calcext:value-type="float">
            <text:p>7.2E-05</text:p>
          </table:table-cell>
          <table:table-cell/>
          <table:table-cell table:formula="of:=[.E103]/[.B103]" office:value-type="float" office:value="1.03174603174603" calcext:value-type="float">
            <text:p>1.03174603174603</text:p>
          </table:table-cell>
          <table:table-cell table:formula="of:=[.F103]/[.C103]" office:value-type="float" office:value="0.590163934426229" calcext:value-type="float">
            <text:p>0.590163934426229</text:p>
          </table:table-cell>
        </table:table-row>
        <table:table-row table:style-name="ro1">
          <table:table-cell office:value-type="string" calcext:value-type="string">
            <text:p>mod5d2_64.qasm</text:p>
          </table:table-cell>
          <table:table-cell office:value-type="float" office:value="134" calcext:value-type="float">
            <text:p>134</text:p>
          </table:table-cell>
          <table:table-cell office:value-type="float" office:value="0.00014" calcext:value-type="float">
            <text:p>0.0001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00148" calcext:value-type="float">
            <text:p>0.000148</text:p>
          </table:table-cell>
          <table:table-cell/>
          <table:table-cell table:formula="of:=[.E104]/[.B104]" office:value-type="float" office:value="0.985074626865672" calcext:value-type="float">
            <text:p>0.985074626865672</text:p>
          </table:table-cell>
          <table:table-cell table:formula="of:=[.F104]/[.C104]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string" calcext:value-type="string">
            <text:p>mod5mils_65.qasm</text:p>
          </table:table-cell>
          <table:table-cell office:value-type="float" office:value="80" calcext:value-type="float">
            <text:p>80</text:p>
          </table:table-cell>
          <table:table-cell office:value-type="float" office:value="0.000112" calcext:value-type="float">
            <text:p>0.00011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0143" calcext:value-type="float">
            <text:p>0.000143</text:p>
          </table:table-cell>
          <table:table-cell/>
          <table:table-cell table:formula="of:=[.E105]/[.B105]" office:value-type="float" office:value="0.975" calcext:value-type="float">
            <text:p>0.975</text:p>
          </table:table-cell>
          <table:table-cell table:formula="of:=[.F105]/[.C105]" office:value-type="float" office:value="1.27678571428571" calcext:value-type="float">
            <text:p>1.27678571428571</text:p>
          </table:table-cell>
        </table:table-row>
        <table:table-row table:style-name="ro1">
          <table:table-cell office:value-type="string" calcext:value-type="string">
            <text:p>mod8-10_177.qasm</text:p>
          </table:table-cell>
          <table:table-cell office:value-type="float" office:value="1289" calcext:value-type="float">
            <text:p>1289</text:p>
          </table:table-cell>
          <table:table-cell office:value-type="float" office:value="0.000989" calcext:value-type="float">
            <text:p>0.000989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0.000992" calcext:value-type="float">
            <text:p>0.000992</text:p>
          </table:table-cell>
          <table:table-cell/>
          <table:table-cell table:formula="of:=[.E106]/[.B106]" office:value-type="float" office:value="0.793638479441428" calcext:value-type="float">
            <text:p>0.793638479441428</text:p>
          </table:table-cell>
          <table:table-cell table:formula="of:=[.F106]/[.C106]" office:value-type="float" office:value="1.00303336703741" calcext:value-type="float">
            <text:p>1.00303336703741</text:p>
          </table:table-cell>
        </table:table-row>
        <table:table-row table:style-name="ro1">
          <table:table-cell office:value-type="string" calcext:value-type="string">
            <text:p>mod8-10_178.qasm</text:p>
          </table:table-cell>
          <table:table-cell office:value-type="float" office:value="1050" calcext:value-type="float">
            <text:p>1050</text:p>
          </table:table-cell>
          <table:table-cell office:value-type="float" office:value="0.000845" calcext:value-type="float">
            <text:p>0.000845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0.000934" calcext:value-type="float">
            <text:p>0.000934</text:p>
          </table:table-cell>
          <table:table-cell/>
          <table:table-cell table:formula="of:=[.E107]/[.B107]" office:value-type="float" office:value="0.874285714285714" calcext:value-type="float">
            <text:p>0.874285714285714</text:p>
          </table:table-cell>
          <table:table-cell table:formula="of:=[.F107]/[.C107]" office:value-type="float" office:value="1.10532544378698" calcext:value-type="float">
            <text:p>1.10532544378698</text:p>
          </table:table-cell>
        </table:table-row>
        <table:table-row table:style-name="ro1">
          <table:table-cell office:value-type="string" calcext:value-type="string">
            <text:p>one-two-three-v0_97.qasm</text:p>
          </table:table-cell>
          <table:table-cell office:value-type="float" office:value="841" calcext:value-type="float">
            <text:p>841</text:p>
          </table:table-cell>
          <table:table-cell office:value-type="float" office:value="0.000672" calcext:value-type="float">
            <text:p>0.000672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0.000655" calcext:value-type="float">
            <text:p>0.000655</text:p>
          </table:table-cell>
          <table:table-cell/>
          <table:table-cell table:formula="of:=[.E108]/[.B108]" office:value-type="float" office:value="0.824019024970273" calcext:value-type="float">
            <text:p>0.824019024970273</text:p>
          </table:table-cell>
          <table:table-cell table:formula="of:=[.F108]/[.C108]" office:value-type="float" office:value="0.974702380952381" calcext:value-type="float">
            <text:p>0.974702380952381</text:p>
          </table:table-cell>
        </table:table-row>
        <table:table-row table:style-name="ro1">
          <table:table-cell office:value-type="string" calcext:value-type="string">
            <text:p>one-two-three-v0_98.qasm</text:p>
          </table:table-cell>
          <table:table-cell office:value-type="float" office:value="496" calcext:value-type="float">
            <text:p>496</text:p>
          </table:table-cell>
          <table:table-cell office:value-type="float" office:value="0.000358" calcext:value-type="float">
            <text:p>0.000358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000329" calcext:value-type="float">
            <text:p>0.000329</text:p>
          </table:table-cell>
          <table:table-cell/>
          <table:table-cell table:formula="of:=[.E109]/[.B109]" office:value-type="float" office:value="0.756048387096774" calcext:value-type="float">
            <text:p>0.756048387096774</text:p>
          </table:table-cell>
          <table:table-cell table:formula="of:=[.F109]/[.C109]" office:value-type="float" office:value="0.918994413407821" calcext:value-type="float">
            <text:p>0.918994413407821</text:p>
          </table:table-cell>
        </table:table-row>
        <table:table-row table:style-name="ro1">
          <table:table-cell office:value-type="string" calcext:value-type="string">
            <text:p>one-two-three-v1_99.qasm</text:p>
          </table:table-cell>
          <table:table-cell office:value-type="float" office:value="368" calcext:value-type="float">
            <text:p>368</text:p>
          </table:table-cell>
          <table:table-cell office:value-type="float" office:value="0.000321" calcext:value-type="float">
            <text:p>0.000321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0.000356" calcext:value-type="float">
            <text:p>0.000356</text:p>
          </table:table-cell>
          <table:table-cell/>
          <table:table-cell table:formula="of:=[.E110]/[.B110]" office:value-type="float" office:value="0.771739130434783" calcext:value-type="float">
            <text:p>0.771739130434783</text:p>
          </table:table-cell>
          <table:table-cell table:formula="of:=[.F110]/[.C110]" office:value-type="float" office:value="1.10903426791277" calcext:value-type="float">
            <text:p>1.10903426791277</text:p>
          </table:table-cell>
        </table:table-row>
        <table:table-row table:style-name="ro1">
          <table:table-cell office:value-type="string" calcext:value-type="string">
            <text:p>one-two-three-v2_100.qasm</text:p>
          </table:table-cell>
          <table:table-cell office:value-type="float" office:value="157" calcext:value-type="float">
            <text:p>157</text:p>
          </table:table-cell>
          <table:table-cell office:value-type="float" office:value="0.000164" calcext:value-type="float">
            <text:p>0.00016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0197" calcext:value-type="float">
            <text:p>0.000197</text:p>
          </table:table-cell>
          <table:table-cell/>
          <table:table-cell table:formula="of:=[.E111]/[.B111]" office:value-type="float" office:value="1.24203821656051" calcext:value-type="float">
            <text:p>1.24203821656051</text:p>
          </table:table-cell>
          <table:table-cell table:formula="of:=[.F111]/[.C111]" office:value-type="float" office:value="1.20121951219512" calcext:value-type="float">
            <text:p>1.20121951219512</text:p>
          </table:table-cell>
        </table:table-row>
        <table:table-row table:style-name="ro1">
          <table:table-cell office:value-type="string" calcext:value-type="string">
            <text:p>one-two-three-v3_101.qasm</text:p>
          </table:table-cell>
          <table:table-cell office:value-type="float" office:value="157" calcext:value-type="float">
            <text:p>157</text:p>
          </table:table-cell>
          <table:table-cell office:value-type="float" office:value="0.000282" calcext:value-type="float">
            <text:p>0.00028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000173" calcext:value-type="float">
            <text:p>0.000173</text:p>
          </table:table-cell>
          <table:table-cell/>
          <table:table-cell table:formula="of:=[.E112]/[.B112]" office:value-type="float" office:value="1.02547770700637" calcext:value-type="float">
            <text:p>1.02547770700637</text:p>
          </table:table-cell>
          <table:table-cell table:formula="of:=[.F112]/[.C112]" office:value-type="float" office:value="0.613475177304965" calcext:value-type="float">
            <text:p>0.613475177304965</text:p>
          </table:table-cell>
        </table:table-row>
        <table:table-row table:style-name="ro1">
          <table:table-cell office:value-type="string" calcext:value-type="string">
            <text:p>plus63mod4096_163.qasm</text:p>
          </table:table-cell>
          <table:table-cell office:value-type="float" office:value="466318" calcext:value-type="float">
            <text:p>466318</text:p>
          </table:table-cell>
          <table:table-cell office:value-type="float" office:value="0.280296" calcext:value-type="float">
            <text:p>0.280296</text:p>
          </table:table-cell>
          <table:table-cell/>
          <table:table-cell office:value-type="float" office:value="377569" calcext:value-type="float">
            <text:p>377569</text:p>
          </table:table-cell>
          <table:table-cell office:value-type="float" office:value="0.277504" calcext:value-type="float">
            <text:p>0.277504</text:p>
          </table:table-cell>
          <table:table-cell/>
          <table:table-cell table:formula="of:=[.E113]/[.B113]" office:value-type="float" office:value="0.809681376228239" calcext:value-type="float">
            <text:p>0.809681376228239</text:p>
          </table:table-cell>
          <table:table-cell table:formula="of:=[.F113]/[.C113]" office:value-type="float" office:value="0.990039101521249" calcext:value-type="float">
            <text:p>0.990039101521249</text:p>
          </table:table-cell>
        </table:table-row>
        <table:table-row table:style-name="ro1">
          <table:table-cell office:value-type="string" calcext:value-type="string">
            <text:p>plus63mod8192_164.qasm</text:p>
          </table:table-cell>
          <table:table-cell office:value-type="float" office:value="694117" calcext:value-type="float">
            <text:p>694117</text:p>
          </table:table-cell>
          <table:table-cell office:value-type="float" office:value="0.407185" calcext:value-type="float">
            <text:p>0.407185</text:p>
          </table:table-cell>
          <table:table-cell/>
          <table:table-cell office:value-type="float" office:value="549658" calcext:value-type="float">
            <text:p>549658</text:p>
          </table:table-cell>
          <table:table-cell office:value-type="float" office:value="0.402298" calcext:value-type="float">
            <text:p>0.402298</text:p>
          </table:table-cell>
          <table:table-cell/>
          <table:table-cell table:formula="of:=[.E114]/[.B114]" office:value-type="float" office:value="0.791880907685592" calcext:value-type="float">
            <text:p>0.791880907685592</text:p>
          </table:table-cell>
          <table:table-cell table:formula="of:=[.F114]/[.C114]" office:value-type="float" office:value="0.987998084408807" calcext:value-type="float">
            <text:p>0.987998084408807</text:p>
          </table:table-cell>
        </table:table-row>
        <table:table-row table:style-name="ro1">
          <table:table-cell office:value-type="string" calcext:value-type="string">
            <text:p>pm1_249.qasm</text:p>
          </table:table-cell>
          <table:table-cell office:value-type="float" office:value="5876" calcext:value-type="float">
            <text:p>5876</text:p>
          </table:table-cell>
          <table:table-cell office:value-type="float" office:value="0.003819" calcext:value-type="float">
            <text:p>0.003819</text:p>
          </table:table-cell>
          <table:table-cell/>
          <table:table-cell office:value-type="float" office:value="4978" calcext:value-type="float">
            <text:p>4978</text:p>
          </table:table-cell>
          <table:table-cell office:value-type="float" office:value="0.003806" calcext:value-type="float">
            <text:p>0.003806</text:p>
          </table:table-cell>
          <table:table-cell/>
          <table:table-cell table:formula="of:=[.E115]/[.B115]" office:value-type="float" office:value="0.84717494894486" calcext:value-type="float">
            <text:p>0.84717494894486</text:p>
          </table:table-cell>
          <table:table-cell table:formula="of:=[.F115]/[.C115]" office:value-type="float" office:value="0.996595967530767" calcext:value-type="float">
            <text:p>0.996595967530767</text:p>
          </table:table-cell>
        </table:table-row>
        <table:table-row table:style-name="ro1">
          <table:table-cell office:value-type="string" calcext:value-type="string">
            <text:p>qft_10.qasm</text:p>
          </table:table-cell>
          <table:table-cell office:value-type="float" office:value="880" calcext:value-type="float">
            <text:p>880</text:p>
          </table:table-cell>
          <table:table-cell office:value-type="float" office:value="0.000483" calcext:value-type="float">
            <text:p>0.000483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0.000454" calcext:value-type="float">
            <text:p>0.000454</text:p>
          </table:table-cell>
          <table:table-cell/>
          <table:table-cell table:formula="of:=[.E116]/[.B116]" office:value-type="float" office:value="0.694318181818182" calcext:value-type="float">
            <text:p>0.694318181818182</text:p>
          </table:table-cell>
          <table:table-cell table:formula="of:=[.F116]/[.C116]" office:value-type="float" office:value="0.939958592132505" calcext:value-type="float">
            <text:p>0.939958592132505</text:p>
          </table:table-cell>
        </table:table-row>
        <table:table-row table:style-name="ro1">
          <table:table-cell office:value-type="string" calcext:value-type="string">
            <text:p>qft_16.qasm</text:p>
          </table:table-cell>
          <table:table-cell office:value-type="float" office:value="2742" calcext:value-type="float">
            <text:p>2742</text:p>
          </table:table-cell>
          <table:table-cell office:value-type="float" office:value="0.001152" calcext:value-type="float">
            <text:p>0.001152</text:p>
          </table:table-cell>
          <table:table-cell/>
          <table:table-cell office:value-type="float" office:value="2296" calcext:value-type="float">
            <text:p>2296</text:p>
          </table:table-cell>
          <table:table-cell office:value-type="float" office:value="0.001127" calcext:value-type="float">
            <text:p>0.001127</text:p>
          </table:table-cell>
          <table:table-cell/>
          <table:table-cell table:formula="of:=[.E117]/[.B117]" office:value-type="float" office:value="0.837345003646973" calcext:value-type="float">
            <text:p>0.837345003646973</text:p>
          </table:table-cell>
          <table:table-cell table:formula="of:=[.F117]/[.C117]" office:value-type="float" office:value="0.978298611111111" calcext:value-type="float">
            <text:p>0.978298611111111</text:p>
          </table:table-cell>
        </table:table-row>
        <table:table-row table:style-name="ro1">
          <table:table-cell office:value-type="string" calcext:value-type="string">
            <text:p>radd_250.qasm</text:p>
          </table:table-cell>
          <table:table-cell office:value-type="float" office:value="10819" calcext:value-type="float">
            <text:p>10819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float" office:value="9238" calcext:value-type="float">
            <text:p>9238</text:p>
          </table:table-cell>
          <table:table-cell office:value-type="float" office:value="0.006899" calcext:value-type="float">
            <text:p>0.006899</text:p>
          </table:table-cell>
          <table:table-cell/>
          <table:table-cell table:formula="of:=[.E118]/[.B118]" office:value-type="float" office:value="0.853868194842407" calcext:value-type="float">
            <text:p>0.853868194842407</text:p>
          </table:table-cell>
          <table:table-cell table:formula="of:=[.F118]/[.C118]" office:value-type="float" office:value="0.982763532763533" calcext:value-type="float">
            <text:p>0.982763532763533</text:p>
          </table:table-cell>
        </table:table-row>
        <table:table-row table:style-name="ro1">
          <table:table-cell office:value-type="string" calcext:value-type="string">
            <text:p>rd32_270.qasm</text:p>
          </table:table-cell>
          <table:table-cell office:value-type="float" office:value="340" calcext:value-type="float">
            <text:p>340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0257" calcext:value-type="float">
            <text:p>0.000257</text:p>
          </table:table-cell>
          <table:table-cell/>
          <table:table-cell table:formula="of:=[.E119]/[.B119]" office:value-type="float" office:value="0.585294117647059" calcext:value-type="float">
            <text:p>0.585294117647059</text:p>
          </table:table-cell>
          <table:table-cell table:formula="of:=[.F119]/[.C119]" office:value-type="float" office:value="1.42777777777778" calcext:value-type="float">
            <text:p>1.42777777777778</text:p>
          </table:table-cell>
        </table:table-row>
        <table:table-row table:style-name="ro1">
          <table:table-cell office:value-type="string" calcext:value-type="string">
            <text:p>rd32-v0_66.qasm</text:p>
          </table:table-cell>
          <table:table-cell office:value-type="float" office:value="76" calcext:value-type="float">
            <text:p>76</text:p>
          </table:table-cell>
          <table:table-cell office:value-type="float" office:value="0.00008" calcext:value-type="float">
            <text:p>8E-0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0087" calcext:value-type="float">
            <text:p>8.7E-05</text:p>
          </table:table-cell>
          <table:table-cell/>
          <table:table-cell table:formula="of:=[.E120]/[.B120]" office:value-type="float" office:value="0.973684210526316" calcext:value-type="float">
            <text:p>0.973684210526316</text:p>
          </table:table-cell>
          <table:table-cell table:formula="of:=[.F120]/[.C120]" office:value-type="float" office:value="1.0875" calcext:value-type="float">
            <text:p>1.0875</text:p>
          </table:table-cell>
        </table:table-row>
        <table:table-row table:style-name="ro1">
          <table:table-cell office:value-type="string" calcext:value-type="string">
            <text:p>rd32-v1_68.qasm</text:p>
          </table:table-cell>
          <table:table-cell office:value-type="float" office:value="78" calcext:value-type="float">
            <text:p>78</text:p>
          </table:table-cell>
          <table:table-cell office:value-type="float" office:value="0.000156" calcext:value-type="float">
            <text:p>0.00015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011" calcext:value-type="float">
            <text:p>0.00011</text:p>
          </table:table-cell>
          <table:table-cell/>
          <table:table-cell table:formula="of:=[.E121]/[.B121]" office:value-type="float" office:value="0.974358974358974" calcext:value-type="float">
            <text:p>0.974358974358974</text:p>
          </table:table-cell>
          <table:table-cell table:formula="of:=[.F121]/[.C121]" office:value-type="float" office:value="0.705128205128205" calcext:value-type="float">
            <text:p>0.705128205128205</text:p>
          </table:table-cell>
        </table:table-row>
        <table:table-row table:style-name="ro1">
          <table:table-cell office:value-type="string" calcext:value-type="string">
            <text:p>rd53_130.qasm</text:p>
          </table:table-cell>
          <table:table-cell office:value-type="float" office:value="3202" calcext:value-type="float">
            <text:p>3202</text:p>
          </table:table-cell>
          <table:table-cell office:value-type="float" office:value="0.002294" calcext:value-type="float">
            <text:p>0.002294</text:p>
          </table:table-cell>
          <table:table-cell/>
          <table:table-cell office:value-type="float" office:value="2942" calcext:value-type="float">
            <text:p>2942</text:p>
          </table:table-cell>
          <table:table-cell office:value-type="float" office:value="0.002184" calcext:value-type="float">
            <text:p>0.002184</text:p>
          </table:table-cell>
          <table:table-cell/>
          <table:table-cell table:formula="of:=[.E122]/[.B122]" office:value-type="float" office:value="0.918800749531543" calcext:value-type="float">
            <text:p>0.918800749531543</text:p>
          </table:table-cell>
          <table:table-cell table:formula="of:=[.F122]/[.C122]" office:value-type="float" office:value="0.952048823016565" calcext:value-type="float">
            <text:p>0.952048823016565</text:p>
          </table:table-cell>
        </table:table-row>
        <table:table-row table:style-name="ro1">
          <table:table-cell office:value-type="string" calcext:value-type="string">
            <text:p>rd53_131.qasm</text:p>
          </table:table-cell>
          <table:table-cell office:value-type="float" office:value="1552" calcext:value-type="float">
            <text:p>1552</text:p>
          </table:table-cell>
          <table:table-cell office:value-type="float" office:value="0.001022" calcext:value-type="float">
            <text:p>0.001022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0.000967" calcext:value-type="float">
            <text:p>0.000967</text:p>
          </table:table-cell>
          <table:table-cell/>
          <table:table-cell table:formula="of:=[.E123]/[.B123]" office:value-type="float" office:value="0.717783505154639" calcext:value-type="float">
            <text:p>0.717783505154639</text:p>
          </table:table-cell>
          <table:table-cell table:formula="of:=[.F123]/[.C123]" office:value-type="float" office:value="0.946183953033268" calcext:value-type="float">
            <text:p>0.946183953033268</text:p>
          </table:table-cell>
        </table:table-row>
        <table:table-row table:style-name="ro1">
          <table:table-cell office:value-type="string" calcext:value-type="string">
            <text:p>rd53_133.qasm</text:p>
          </table:table-cell>
          <table:table-cell office:value-type="float" office:value="1898" calcext:value-type="float">
            <text:p>1898</text:p>
          </table:table-cell>
          <table:table-cell office:value-type="float" office:value="0.001277" calcext:value-type="float">
            <text:p>0.001277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0.001283" calcext:value-type="float">
            <text:p>0.001283</text:p>
          </table:table-cell>
          <table:table-cell/>
          <table:table-cell table:formula="of:=[.E124]/[.B124]" office:value-type="float" office:value="0.744994731296101" calcext:value-type="float">
            <text:p>0.744994731296101</text:p>
          </table:table-cell>
          <table:table-cell table:formula="of:=[.F124]/[.C124]" office:value-type="float" office:value="1.00469851213782" calcext:value-type="float">
            <text:p>1.00469851213782</text:p>
          </table:table-cell>
        </table:table-row>
        <table:table-row table:style-name="ro1">
          <table:table-cell office:value-type="string" calcext:value-type="string">
            <text:p>rd53_135.qasm</text:p>
          </table:table-cell>
          <table:table-cell office:value-type="float" office:value="825" calcext:value-type="float">
            <text:p>825</text:p>
          </table:table-cell>
          <table:table-cell office:value-type="float" office:value="0.000677" calcext:value-type="float">
            <text:p>0.000677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0.000668" calcext:value-type="float">
            <text:p>0.000668</text:p>
          </table:table-cell>
          <table:table-cell/>
          <table:table-cell table:formula="of:=[.E125]/[.B125]" office:value-type="float" office:value="0.886060606060606" calcext:value-type="float">
            <text:p>0.886060606060606</text:p>
          </table:table-cell>
          <table:table-cell table:formula="of:=[.F125]/[.C125]" office:value-type="float" office:value="0.986706056129985" calcext:value-type="float">
            <text:p>0.986706056129985</text:p>
          </table:table-cell>
        </table:table-row>
        <table:table-row table:style-name="ro1">
          <table:table-cell office:value-type="string" calcext:value-type="string">
            <text:p>rd53_138.qasm</text:p>
          </table:table-cell>
          <table:table-cell office:value-type="float" office:value="524" calcext:value-type="float">
            <text:p>524</text:p>
          </table:table-cell>
          <table:table-cell office:value-type="float" office:value="0.000312" calcext:value-type="float">
            <text:p>0.000312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000319" calcext:value-type="float">
            <text:p>0.000319</text:p>
          </table:table-cell>
          <table:table-cell/>
          <table:table-cell table:formula="of:=[.E126]/[.B126]" office:value-type="float" office:value="0.769083969465649" calcext:value-type="float">
            <text:p>0.769083969465649</text:p>
          </table:table-cell>
          <table:table-cell table:formula="of:=[.F126]/[.C126]" office:value-type="float" office:value="1.0224358974359" calcext:value-type="float">
            <text:p>1.0224358974359</text:p>
          </table:table-cell>
        </table:table-row>
        <table:table-row table:style-name="ro1">
          <table:table-cell office:value-type="string" calcext:value-type="string">
            <text:p>rd53_251.qasm</text:p>
          </table:table-cell>
          <table:table-cell office:value-type="float" office:value="4282" calcext:value-type="float">
            <text:p>4282</text:p>
          </table:table-cell>
          <table:table-cell office:value-type="float" office:value="0.002828" calcext:value-type="float">
            <text:p>0.002828</text:p>
          </table:table-cell>
          <table:table-cell/>
          <table:table-cell office:value-type="float" office:value="3607" calcext:value-type="float">
            <text:p>3607</text:p>
          </table:table-cell>
          <table:table-cell office:value-type="float" office:value="0.002753" calcext:value-type="float">
            <text:p>0.002753</text:p>
          </table:table-cell>
          <table:table-cell/>
          <table:table-cell table:formula="of:=[.E127]/[.B127]" office:value-type="float" office:value="0.842363381597384" calcext:value-type="float">
            <text:p>0.842363381597384</text:p>
          </table:table-cell>
          <table:table-cell table:formula="of:=[.F127]/[.C127]" office:value-type="float" office:value="0.973479490806223" calcext:value-type="float">
            <text:p>0.973479490806223</text:p>
          </table:table-cell>
        </table:table-row>
        <table:table-row table:style-name="ro1">
          <table:table-cell office:value-type="string" calcext:value-type="string">
            <text:p>rd53_311.qasm</text:p>
          </table:table-cell>
          <table:table-cell office:value-type="float" office:value="1320" calcext:value-type="float">
            <text:p>1320</text:p>
          </table:table-cell>
          <table:table-cell office:value-type="float" office:value="0.000692" calcext:value-type="float">
            <text:p>0.000692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0.000625" calcext:value-type="float">
            <text:p>0.000625</text:p>
          </table:table-cell>
          <table:table-cell/>
          <table:table-cell table:formula="of:=[.E128]/[.B128]" office:value-type="float" office:value="0.75" calcext:value-type="float">
            <text:p>0.75</text:p>
          </table:table-cell>
          <table:table-cell table:formula="of:=[.F128]/[.C128]" office:value-type="float" office:value="0.903179190751445" calcext:value-type="float">
            <text:p>0.903179190751445</text:p>
          </table:table-cell>
        </table:table-row>
        <table:table-row table:style-name="ro1">
          <table:table-cell office:value-type="string" calcext:value-type="string">
            <text:p>rd73_140.qasm</text:p>
          </table:table-cell>
          <table:table-cell office:value-type="float" office:value="1007" calcext:value-type="float">
            <text:p>1007</text:p>
          </table:table-cell>
          <table:table-cell office:value-type="float" office:value="0.000548" calcext:value-type="float">
            <text:p>0.000548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0.000691" calcext:value-type="float">
            <text:p>0.000691</text:p>
          </table:table-cell>
          <table:table-cell/>
          <table:table-cell table:formula="of:=[.E129]/[.B129]" office:value-type="float" office:value="0.64746772591857" calcext:value-type="float">
            <text:p>0.64746772591857</text:p>
          </table:table-cell>
          <table:table-cell table:formula="of:=[.F129]/[.C129]" office:value-type="float" office:value="1.26094890510949" calcext:value-type="float">
            <text:p>1.26094890510949</text:p>
          </table:table-cell>
        </table:table-row>
        <table:table-row table:style-name="ro1">
          <table:table-cell office:value-type="string" calcext:value-type="string">
            <text:p>rd73_252.qasm</text:p>
          </table:table-cell>
          <table:table-cell office:value-type="float" office:value="19048" calcext:value-type="float">
            <text:p>19048</text:p>
          </table:table-cell>
          <table:table-cell office:value-type="float" office:value="0.011383" calcext:value-type="float">
            <text:p>0.011383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0.011377" calcext:value-type="float">
            <text:p>0.011377</text:p>
          </table:table-cell>
          <table:table-cell/>
          <table:table-cell table:formula="of:=[.E130]/[.B130]" office:value-type="float" office:value="0.833578328433431" calcext:value-type="float">
            <text:p>0.833578328433431</text:p>
          </table:table-cell>
          <table:table-cell table:formula="of:=[.F130]/[.C130]" office:value-type="float" office:value="0.999472898181499" calcext:value-type="float">
            <text:p>0.999472898181499</text:p>
          </table:table-cell>
        </table:table-row>
        <table:table-row table:style-name="ro1">
          <table:table-cell office:value-type="string" calcext:value-type="string">
            <text:p>rd84_142.qasm</text:p>
          </table:table-cell>
          <table:table-cell office:value-type="float" office:value="1136" calcext:value-type="float">
            <text:p>1136</text:p>
          </table:table-cell>
          <table:table-cell office:value-type="float" office:value="0.000715" calcext:value-type="float">
            <text:p>0.000715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0.000723" calcext:value-type="float">
            <text:p>0.000723</text:p>
          </table:table-cell>
          <table:table-cell/>
          <table:table-cell table:formula="of:=[.E131]/[.B131]" office:value-type="float" office:value="1.06161971830986" calcext:value-type="float">
            <text:p>1.06161971830986</text:p>
          </table:table-cell>
          <table:table-cell table:formula="of:=[.F131]/[.C131]" office:value-type="float" office:value="1.01118881118881" calcext:value-type="float">
            <text:p>1.01118881118881</text:p>
          </table:table-cell>
        </table:table-row>
        <table:table-row table:style-name="ro1">
          <table:table-cell office:value-type="string" calcext:value-type="string">
            <text:p>rd84_253.qasm</text:p>
          </table:table-cell>
          <table:table-cell office:value-type="float" office:value="48331" calcext:value-type="float">
            <text:p>48331</text:p>
          </table:table-cell>
          <table:table-cell office:value-type="float" office:value="0.029652" calcext:value-type="float">
            <text:p>0.029652</text:p>
          </table:table-cell>
          <table:table-cell/>
          <table:table-cell office:value-type="float" office:value="39430" calcext:value-type="float">
            <text:p>39430</text:p>
          </table:table-cell>
          <table:table-cell office:value-type="float" office:value="0.029472" calcext:value-type="float">
            <text:p>0.029472</text:p>
          </table:table-cell>
          <table:table-cell/>
          <table:table-cell table:formula="of:=[.E132]/[.B132]" office:value-type="float" office:value="0.81583248846496" calcext:value-type="float">
            <text:p>0.81583248846496</text:p>
          </table:table-cell>
          <table:table-cell table:formula="of:=[.F132]/[.C132]" office:value-type="float" office:value="0.993929583164711" calcext:value-type="float">
            <text:p>0.993929583164711</text:p>
          </table:table-cell>
        </table:table-row>
        <table:table-row table:style-name="ro1">
          <table:table-cell office:value-type="string" calcext:value-type="string">
            <text:p>root_255.qasm</text:p>
          </table:table-cell>
          <table:table-cell office:value-type="float" office:value="61042" calcext:value-type="float">
            <text:p>61042</text:p>
          </table:table-cell>
          <table:table-cell office:value-type="float" office:value="0.037418" calcext:value-type="float">
            <text:p>0.037418</text:p>
          </table:table-cell>
          <table:table-cell/>
          <table:table-cell office:value-type="float" office:value="50773" calcext:value-type="float">
            <text:p>50773</text:p>
          </table:table-cell>
          <table:table-cell office:value-type="float" office:value="0.036951" calcext:value-type="float">
            <text:p>0.036951</text:p>
          </table:table-cell>
          <table:table-cell/>
          <table:table-cell table:formula="of:=[.E133]/[.B133]" office:value-type="float" office:value="0.831771567117722" calcext:value-type="float">
            <text:p>0.831771567117722</text:p>
          </table:table-cell>
          <table:table-cell table:formula="of:=[.F133]/[.C133]" office:value-type="float" office:value="0.987519375701534" calcext:value-type="float">
            <text:p>0.987519375701534</text:p>
          </table:table-cell>
        </table:table-row>
        <table:table-row table:style-name="ro1">
          <table:table-cell office:value-type="string" calcext:value-type="string">
            <text:p>sao2_257.qasm</text:p>
          </table:table-cell>
          <table:table-cell office:value-type="float" office:value="140015" calcext:value-type="float">
            <text:p>140015</text:p>
          </table:table-cell>
          <table:table-cell office:value-type="float" office:value="0.084023" calcext:value-type="float">
            <text:p>0.084023</text:p>
          </table:table-cell>
          <table:table-cell/>
          <table:table-cell office:value-type="float" office:value="110099" calcext:value-type="float">
            <text:p>110099</text:p>
          </table:table-cell>
          <table:table-cell office:value-type="float" office:value="0.082591" calcext:value-type="float">
            <text:p>0.082591</text:p>
          </table:table-cell>
          <table:table-cell/>
          <table:table-cell table:formula="of:=[.E134]/[.B134]" office:value-type="float" office:value="0.786337178159483" calcext:value-type="float">
            <text:p>0.786337178159483</text:p>
          </table:table-cell>
          <table:table-cell table:formula="of:=[.F134]/[.C134]" office:value-type="float" office:value="0.982957047475096" calcext:value-type="float">
            <text:p>0.982957047475096</text:p>
          </table:table-cell>
        </table:table-row>
        <table:table-row table:style-name="ro1">
          <table:table-cell office:value-type="string" calcext:value-type="string">
            <text:p>sf_274.qasm</text:p>
          </table:table-cell>
          <table:table-cell office:value-type="float" office:value="1964" calcext:value-type="float">
            <text:p>1964</text:p>
          </table:table-cell>
          <table:table-cell office:value-type="float" office:value="0.001634" calcext:value-type="float">
            <text:p>0.001634</text:p>
          </table:table-cell>
          <table:table-cell/>
          <table:table-cell office:value-type="float" office:value="1962" calcext:value-type="float">
            <text:p>1962</text:p>
          </table:table-cell>
          <table:table-cell office:value-type="float" office:value="0.001665" calcext:value-type="float">
            <text:p>0.001665</text:p>
          </table:table-cell>
          <table:table-cell/>
          <table:table-cell table:formula="of:=[.E135]/[.B135]" office:value-type="float" office:value="0.9989816700611" calcext:value-type="float">
            <text:p>0.9989816700611</text:p>
          </table:table-cell>
          <table:table-cell table:formula="of:=[.F135]/[.C135]" office:value-type="float" office:value="1.01897184822521" calcext:value-type="float">
            <text:p>1.01897184822521</text:p>
          </table:table-cell>
        </table:table-row>
        <table:table-row table:style-name="ro1">
          <table:table-cell office:value-type="string" calcext:value-type="string">
            <text:p>sf_276.qasm</text:p>
          </table:table-cell>
          <table:table-cell office:value-type="float" office:value="1961" calcext:value-type="float">
            <text:p>1961</text:p>
          </table:table-cell>
          <table:table-cell office:value-type="float" office:value="0.00166" calcext:value-type="float">
            <text:p>0.00166</text:p>
          </table:table-cell>
          <table:table-cell/>
          <table:table-cell office:value-type="float" office:value="1907" calcext:value-type="float">
            <text:p>1907</text:p>
          </table:table-cell>
          <table:table-cell office:value-type="float" office:value="0.001629" calcext:value-type="float">
            <text:p>0.001629</text:p>
          </table:table-cell>
          <table:table-cell/>
          <table:table-cell table:formula="of:=[.E136]/[.B136]" office:value-type="float" office:value="0.972463029066803" calcext:value-type="float">
            <text:p>0.972463029066803</text:p>
          </table:table-cell>
          <table:table-cell table:formula="of:=[.F136]/[.C136]" office:value-type="float" office:value="0.981325301204819" calcext:value-type="float">
            <text:p>0.981325301204819</text:p>
          </table:table-cell>
        </table:table-row>
        <table:table-row table:style-name="ro1">
          <table:table-cell office:value-type="string" calcext:value-type="string">
            <text:p>sqn_258.qasm</text:p>
          </table:table-cell>
          <table:table-cell office:value-type="float" office:value="34581" calcext:value-type="float">
            <text:p>34581</text:p>
          </table:table-cell>
          <table:table-cell office:value-type="float" office:value="0.024948" calcext:value-type="float">
            <text:p>0.024948</text:p>
          </table:table-cell>
          <table:table-cell/>
          <table:table-cell office:value-type="float" office:value="29245" calcext:value-type="float">
            <text:p>29245</text:p>
          </table:table-cell>
          <table:table-cell office:value-type="float" office:value="0.023044" calcext:value-type="float">
            <text:p>0.023044</text:p>
          </table:table-cell>
          <table:table-cell/>
          <table:table-cell table:formula="of:=[.E137]/[.B137]" office:value-type="float" office:value="0.845695613197999" calcext:value-type="float">
            <text:p>0.845695613197999</text:p>
          </table:table-cell>
          <table:table-cell table:formula="of:=[.F137]/[.C137]" office:value-type="float" office:value="0.92368125701459" calcext:value-type="float">
            <text:p>0.92368125701459</text:p>
          </table:table-cell>
        </table:table-row>
        <table:table-row table:style-name="ro1">
          <table:table-cell office:value-type="string" calcext:value-type="string">
            <text:p>sqrt8_260.qasm</text:p>
          </table:table-cell>
          <table:table-cell office:value-type="float" office:value="10894" calcext:value-type="float">
            <text:p>10894</text:p>
          </table:table-cell>
          <table:table-cell office:value-type="float" office:value="0.00672" calcext:value-type="float">
            <text:p>0.00672</text:p>
          </table:table-cell>
          <table:table-cell/>
          <table:table-cell office:value-type="float" office:value="8630" calcext:value-type="float">
            <text:p>8630</text:p>
          </table:table-cell>
          <table:table-cell office:value-type="float" office:value="0.00648" calcext:value-type="float">
            <text:p>0.00648</text:p>
          </table:table-cell>
          <table:table-cell/>
          <table:table-cell table:formula="of:=[.E138]/[.B138]" office:value-type="float" office:value="0.792179181200661" calcext:value-type="float">
            <text:p>0.792179181200661</text:p>
          </table:table-cell>
          <table:table-cell table:formula="of:=[.F138]/[.C138]" office:value-type="float" office:value="0.964285714285714" calcext:value-type="float">
            <text:p>0.964285714285714</text:p>
          </table:table-cell>
        </table:table-row>
        <table:table-row table:style-name="ro1">
          <table:table-cell office:value-type="string" calcext:value-type="string">
            <text:p>squar5_261.qasm</text:p>
          </table:table-cell>
          <table:table-cell office:value-type="float" office:value="7255" calcext:value-type="float">
            <text:p>7255</text:p>
          </table:table-cell>
          <table:table-cell office:value-type="float" office:value="0.004341" calcext:value-type="float">
            <text:p>0.004341</text:p>
          </table:table-cell>
          <table:table-cell/>
          <table:table-cell office:value-type="float" office:value="5375" calcext:value-type="float">
            <text:p>5375</text:p>
          </table:table-cell>
          <table:table-cell office:value-type="float" office:value="0.004303" calcext:value-type="float">
            <text:p>0.004303</text:p>
          </table:table-cell>
          <table:table-cell/>
          <table:table-cell table:formula="of:=[.E139]/[.B139]" office:value-type="float" office:value="0.740868366643694" calcext:value-type="float">
            <text:p>0.740868366643694</text:p>
          </table:table-cell>
          <table:table-cell table:formula="of:=[.F139]/[.C139]" office:value-type="float" office:value="0.991246256622898" calcext:value-type="float">
            <text:p>0.991246256622898</text:p>
          </table:table-cell>
        </table:table-row>
        <table:table-row table:style-name="ro1">
          <table:table-cell office:value-type="string" calcext:value-type="string">
            <text:p>square_root_7.qasm</text:p>
          </table:table-cell>
          <table:table-cell office:value-type="float" office:value="28307" calcext:value-type="float">
            <text:p>28307</text:p>
          </table:table-cell>
          <table:table-cell office:value-type="float" office:value="0.240954" calcext:value-type="float">
            <text:p>0.240954</text:p>
          </table:table-cell>
          <table:table-cell/>
          <table:table-cell office:value-type="float" office:value="21794" calcext:value-type="float">
            <text:p>21794</text:p>
          </table:table-cell>
          <table:table-cell office:value-type="float" office:value="0.233158" calcext:value-type="float">
            <text:p>0.233158</text:p>
          </table:table-cell>
          <table:table-cell/>
          <table:table-cell table:formula="of:=[.E140]/[.B140]" office:value-type="float" office:value="0.769915568587275" calcext:value-type="float">
            <text:p>0.769915568587275</text:p>
          </table:table-cell>
          <table:table-cell table:formula="of:=[.F140]/[.C140]" office:value-type="float" office:value="0.967645276691817" calcext:value-type="float">
            <text:p>0.967645276691817</text:p>
          </table:table-cell>
        </table:table-row>
        <table:table-row table:style-name="ro1">
          <table:table-cell office:value-type="string" calcext:value-type="string">
            <text:p>sym10_262.qasm</text:p>
          </table:table-cell>
          <table:table-cell office:value-type="float" office:value="228703" calcext:value-type="float">
            <text:p>228703</text:p>
          </table:table-cell>
          <table:table-cell office:value-type="float" office:value="0.139171" calcext:value-type="float">
            <text:p>0.139171</text:p>
          </table:table-cell>
          <table:table-cell/>
          <table:table-cell office:value-type="float" office:value="184900" calcext:value-type="float">
            <text:p>184900</text:p>
          </table:table-cell>
          <table:table-cell office:value-type="float" office:value="0.137943" calcext:value-type="float">
            <text:p>0.137943</text:p>
          </table:table-cell>
          <table:table-cell/>
          <table:table-cell table:formula="of:=[.E141]/[.B141]" office:value-type="float" office:value="0.808472123234063" calcext:value-type="float">
            <text:p>0.808472123234063</text:p>
          </table:table-cell>
          <table:table-cell table:formula="of:=[.F141]/[.C141]" office:value-type="float" office:value="0.991176322653426" calcext:value-type="float">
            <text:p>0.991176322653426</text:p>
          </table:table-cell>
        </table:table-row>
        <table:table-row table:style-name="ro1">
          <table:table-cell office:value-type="string" calcext:value-type="string">
            <text:p>sym6_145.qasm</text:p>
          </table:table-cell>
          <table:table-cell office:value-type="float" office:value="11789" calcext:value-type="float">
            <text:p>11789</text:p>
          </table:table-cell>
          <table:table-cell office:value-type="float" office:value="0.008452" calcext:value-type="float">
            <text:p>0.008452</text:p>
          </table:table-cell>
          <table:table-cell/>
          <table:table-cell office:value-type="float" office:value="10644" calcext:value-type="float">
            <text:p>10644</text:p>
          </table:table-cell>
          <table:table-cell office:value-type="float" office:value="0.008403" calcext:value-type="float">
            <text:p>0.008403</text:p>
          </table:table-cell>
          <table:table-cell/>
          <table:table-cell table:formula="of:=[.E142]/[.B142]" office:value-type="float" office:value="0.902875561964543" calcext:value-type="float">
            <text:p>0.902875561964543</text:p>
          </table:table-cell>
          <table:table-cell table:formula="of:=[.F142]/[.C142]" office:value-type="float" office:value="0.99420255560814" calcext:value-type="float">
            <text:p>0.99420255560814</text:p>
          </table:table-cell>
        </table:table-row>
        <table:table-row table:style-name="ro1">
          <table:table-cell office:value-type="string" calcext:value-type="string">
            <text:p>sym6_316.qasm</text:p>
          </table:table-cell>
          <table:table-cell office:value-type="float" office:value="1248" calcext:value-type="float">
            <text:p>1248</text:p>
          </table:table-cell>
          <table:table-cell office:value-type="float" office:value="0.000654" calcext:value-type="float">
            <text:p>0.000654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0.00065" calcext:value-type="float">
            <text:p>0.00065</text:p>
          </table:table-cell>
          <table:table-cell/>
          <table:table-cell table:formula="of:=[.E143]/[.B143]" office:value-type="float" office:value="0.693910256410256" calcext:value-type="float">
            <text:p>0.693910256410256</text:p>
          </table:table-cell>
          <table:table-cell table:formula="of:=[.F143]/[.C143]" office:value-type="float" office:value="0.99388379204893" calcext:value-type="float">
            <text:p>0.99388379204893</text:p>
          </table:table-cell>
        </table:table-row>
        <table:table-row table:style-name="ro1">
          <table:table-cell office:value-type="string" calcext:value-type="string">
            <text:p>sym9_146.qasm</text:p>
          </table:table-cell>
          <table:table-cell office:value-type="float" office:value="1302" calcext:value-type="float">
            <text:p>1302</text:p>
          </table:table-cell>
          <table:table-cell office:value-type="float" office:value="0.000673" calcext:value-type="float">
            <text:p>0.00067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0.000675" calcext:value-type="float">
            <text:p>0.000675</text:p>
          </table:table-cell>
          <table:table-cell/>
          <table:table-cell table:formula="of:=[.E144]/[.B144]" office:value-type="float" office:value="0.784178187403994" calcext:value-type="float">
            <text:p>0.784178187403994</text:p>
          </table:table-cell>
          <table:table-cell table:formula="of:=[.F144]/[.C144]" office:value-type="float" office:value="1.00297176820208" calcext:value-type="float">
            <text:p>1.00297176820208</text:p>
          </table:table-cell>
        </table:table-row>
        <table:table-row table:style-name="ro1">
          <table:table-cell office:value-type="string" calcext:value-type="string">
            <text:p>sym9_148.qasm</text:p>
          </table:table-cell>
          <table:table-cell office:value-type="float" office:value="64530" calcext:value-type="float">
            <text:p>64530</text:p>
          </table:table-cell>
          <table:table-cell office:value-type="float" office:value="0.046632" calcext:value-type="float">
            <text:p>0.046632</text:p>
          </table:table-cell>
          <table:table-cell/>
          <table:table-cell office:value-type="float" office:value="54878" calcext:value-type="float">
            <text:p>54878</text:p>
          </table:table-cell>
          <table:table-cell office:value-type="float" office:value="0.046174" calcext:value-type="float">
            <text:p>0.046174</text:p>
          </table:table-cell>
          <table:table-cell/>
          <table:table-cell table:formula="of:=[.E145]/[.B145]" office:value-type="float" office:value="0.850426158375949" calcext:value-type="float">
            <text:p>0.850426158375949</text:p>
          </table:table-cell>
          <table:table-cell table:formula="of:=[.F145]/[.C145]" office:value-type="float" office:value="0.99017841825356" calcext:value-type="float">
            <text:p>0.99017841825356</text:p>
          </table:table-cell>
        </table:table-row>
        <table:table-row table:style-name="ro1">
          <table:table-cell office:value-type="string" calcext:value-type="string">
            <text:p>sym9_193.qasm</text:p>
          </table:table-cell>
          <table:table-cell office:value-type="float" office:value="118528" calcext:value-type="float">
            <text:p>118528</text:p>
          </table:table-cell>
          <table:table-cell office:value-type="float" office:value="0.076109" calcext:value-type="float">
            <text:p>0.076109</text:p>
          </table:table-cell>
          <table:table-cell/>
          <table:table-cell office:value-type="float" office:value="98503" calcext:value-type="float">
            <text:p>98503</text:p>
          </table:table-cell>
          <table:table-cell office:value-type="float" office:value="0.074289" calcext:value-type="float">
            <text:p>0.074289</text:p>
          </table:table-cell>
          <table:table-cell/>
          <table:table-cell table:formula="of:=[.E146]/[.B146]" office:value-type="float" office:value="0.831052578293737" calcext:value-type="float">
            <text:p>0.831052578293737</text:p>
          </table:table-cell>
          <table:table-cell table:formula="of:=[.F146]/[.C146]" office:value-type="float" office:value="0.976086927958586" calcext:value-type="float">
            <text:p>0.976086927958586</text:p>
          </table:table-cell>
        </table:table-row>
        <table:table-row table:style-name="ro1">
          <table:table-cell office:value-type="string" calcext:value-type="string">
            <text:p>sys6-v0_111.qasm</text:p>
          </table:table-cell>
          <table:table-cell office:value-type="float" office:value="834" calcext:value-type="float">
            <text:p>834</text:p>
          </table:table-cell>
          <table:table-cell office:value-type="float" office:value="0.000604" calcext:value-type="float">
            <text:p>0.000604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000499" calcext:value-type="float">
            <text:p>0.000499</text:p>
          </table:table-cell>
          <table:table-cell/>
          <table:table-cell table:formula="of:=[.E147]/[.B147]" office:value-type="float" office:value="0.731414868105516" calcext:value-type="float">
            <text:p>0.731414868105516</text:p>
          </table:table-cell>
          <table:table-cell table:formula="of:=[.F147]/[.C147]" office:value-type="float" office:value="0.826158940397351" calcext:value-type="float">
            <text:p>0.826158940397351</text:p>
          </table:table-cell>
        </table:table-row>
        <table:table-row table:style-name="ro1">
          <table:table-cell office:value-type="string" calcext:value-type="string">
            <text:p>urf1_149.qasm</text:p>
          </table:table-cell>
          <table:table-cell office:value-type="float" office:value="619723" calcext:value-type="float">
            <text:p>619723</text:p>
          </table:table-cell>
          <table:table-cell office:value-type="float" office:value="0.37999" calcext:value-type="float">
            <text:p>0.37999</text:p>
          </table:table-cell>
          <table:table-cell/>
          <table:table-cell office:value-type="float" office:value="526334" calcext:value-type="float">
            <text:p>526334</text:p>
          </table:table-cell>
          <table:table-cell office:value-type="float" office:value="0.375274" calcext:value-type="float">
            <text:p>0.375274</text:p>
          </table:table-cell>
          <table:table-cell/>
          <table:table-cell table:formula="of:=[.E148]/[.B148]" office:value-type="float" office:value="0.8493052541216" calcext:value-type="float">
            <text:p>0.8493052541216</text:p>
          </table:table-cell>
          <table:table-cell table:formula="of:=[.F148]/[.C148]" office:value-type="float" office:value="0.987589147082818" calcext:value-type="float">
            <text:p>0.987589147082818</text:p>
          </table:table-cell>
        </table:table-row>
        <table:table-row table:style-name="ro1">
          <table:table-cell office:value-type="string" calcext:value-type="string">
            <text:p>urf1_278.qasm</text:p>
          </table:table-cell>
          <table:table-cell office:value-type="float" office:value="209989" calcext:value-type="float">
            <text:p>209989</text:p>
          </table:table-cell>
          <table:table-cell office:value-type="float" office:value="0.140905" calcext:value-type="float">
            <text:p>0.140905</text:p>
          </table:table-cell>
          <table:table-cell/>
          <table:table-cell office:value-type="float" office:value="178702" calcext:value-type="float">
            <text:p>178702</text:p>
          </table:table-cell>
          <table:table-cell office:value-type="float" office:value="0.13879" calcext:value-type="float">
            <text:p>0.13879</text:p>
          </table:table-cell>
          <table:table-cell/>
          <table:table-cell table:formula="of:=[.E149]/[.B149]" office:value-type="float" office:value="0.851006481291877" calcext:value-type="float">
            <text:p>0.851006481291877</text:p>
          </table:table-cell>
          <table:table-cell table:formula="of:=[.F149]/[.C149]" office:value-type="float" office:value="0.984989886803165" calcext:value-type="float">
            <text:p>0.984989886803165</text:p>
          </table:table-cell>
        </table:table-row>
        <table:table-row table:style-name="ro1">
          <table:table-cell office:value-type="string" calcext:value-type="string">
            <text:p>urf2_152.qasm</text:p>
          </table:table-cell>
          <table:table-cell office:value-type="float" office:value="260517" calcext:value-type="float">
            <text:p>260517</text:p>
          </table:table-cell>
          <table:table-cell office:value-type="float" office:value="0.165226" calcext:value-type="float">
            <text:p>0.165226</text:p>
          </table:table-cell>
          <table:table-cell/>
          <table:table-cell office:value-type="float" office:value="218199" calcext:value-type="float">
            <text:p>218199</text:p>
          </table:table-cell>
          <table:table-cell office:value-type="float" office:value="0.161461" calcext:value-type="float">
            <text:p>0.161461</text:p>
          </table:table-cell>
          <table:table-cell/>
          <table:table-cell table:formula="of:=[.E150]/[.B150]" office:value-type="float" office:value="0.837561464319027" calcext:value-type="float">
            <text:p>0.837561464319027</text:p>
          </table:table-cell>
          <table:table-cell table:formula="of:=[.F150]/[.C150]" office:value-type="float" office:value="0.977213029426362" calcext:value-type="float">
            <text:p>0.977213029426362</text:p>
          </table:table-cell>
        </table:table-row>
        <table:table-row table:style-name="ro1">
          <table:table-cell office:value-type="string" calcext:value-type="string">
            <text:p>urf2_277.qasm</text:p>
          </table:table-cell>
          <table:table-cell office:value-type="float" office:value="75605" calcext:value-type="float">
            <text:p>75605</text:p>
          </table:table-cell>
          <table:table-cell office:value-type="float" office:value="0.053581" calcext:value-type="float">
            <text:p>0.053581</text:p>
          </table:table-cell>
          <table:table-cell/>
          <table:table-cell office:value-type="float" office:value="65665" calcext:value-type="float">
            <text:p>65665</text:p>
          </table:table-cell>
          <table:table-cell office:value-type="float" office:value="0.053216" calcext:value-type="float">
            <text:p>0.053216</text:p>
          </table:table-cell>
          <table:table-cell/>
          <table:table-cell table:formula="of:=[.E151]/[.B151]" office:value-type="float" office:value="0.868527213808611" calcext:value-type="float">
            <text:p>0.868527213808611</text:p>
          </table:table-cell>
          <table:table-cell table:formula="of:=[.F151]/[.C151]" office:value-type="float" office:value="0.993187883764767" calcext:value-type="float">
            <text:p>0.993187883764767</text:p>
          </table:table-cell>
        </table:table-row>
        <table:table-row table:style-name="ro1">
          <table:table-cell office:value-type="string" calcext:value-type="string">
            <text:p>urf3_155.qasm</text:p>
          </table:table-cell>
          <table:table-cell office:value-type="float" office:value="1432813" calcext:value-type="float">
            <text:p>1432813</text:p>
          </table:table-cell>
          <table:table-cell office:value-type="float" office:value="0.86001" calcext:value-type="float">
            <text:p>0.86001</text:p>
          </table:table-cell>
          <table:table-cell/>
          <table:table-cell office:value-type="float" office:value="1225082" calcext:value-type="float">
            <text:p>1225082</text:p>
          </table:table-cell>
          <table:table-cell office:value-type="float" office:value="0.862118" calcext:value-type="float">
            <text:p>0.862118</text:p>
          </table:table-cell>
          <table:table-cell/>
          <table:table-cell table:formula="of:=[.E152]/[.B152]" office:value-type="float" office:value="0.855018763788436" calcext:value-type="float">
            <text:p>0.855018763788436</text:p>
          </table:table-cell>
          <table:table-cell table:formula="of:=[.F152]/[.C152]" office:value-type="float" office:value="1.00245113428914" calcext:value-type="float">
            <text:p>1.00245113428914</text:p>
          </table:table-cell>
        </table:table-row>
        <table:table-row table:style-name="ro1">
          <table:table-cell office:value-type="string" calcext:value-type="string">
            <text:p>urf3_279.qasm</text:p>
          </table:table-cell>
          <table:table-cell office:value-type="float" office:value="481049" calcext:value-type="float">
            <text:p>481049</text:p>
          </table:table-cell>
          <table:table-cell office:value-type="float" office:value="0.316548" calcext:value-type="float">
            <text:p>0.316548</text:p>
          </table:table-cell>
          <table:table-cell/>
          <table:table-cell office:value-type="float" office:value="405593" calcext:value-type="float">
            <text:p>405593</text:p>
          </table:table-cell>
          <table:table-cell office:value-type="float" office:value="0.313849" calcext:value-type="float">
            <text:p>0.313849</text:p>
          </table:table-cell>
          <table:table-cell/>
          <table:table-cell table:formula="of:=[.E153]/[.B153]" office:value-type="float" office:value="0.843142798342788" calcext:value-type="float">
            <text:p>0.843142798342788</text:p>
          </table:table-cell>
          <table:table-cell table:formula="of:=[.F153]/[.C153]" office:value-type="float" office:value="0.991473646966653" calcext:value-type="float">
            <text:p>0.991473646966653</text:p>
          </table:table-cell>
        </table:table-row>
        <table:table-row table:style-name="ro1">
          <table:table-cell office:value-type="string" calcext:value-type="string">
            <text:p>urf4_187.qasm</text:p>
          </table:table-cell>
          <table:table-cell office:value-type="float" office:value="1634905" calcext:value-type="float">
            <text:p>1634905</text:p>
          </table:table-cell>
          <table:table-cell office:value-type="float" office:value="1.08084" calcext:value-type="float">
            <text:p>1.08084</text:p>
          </table:table-cell>
          <table:table-cell/>
          <table:table-cell office:value-type="float" office:value="1456260" calcext:value-type="float">
            <text:p>1456260</text:p>
          </table:table-cell>
          <table:table-cell office:value-type="float" office:value="1.06969" calcext:value-type="float">
            <text:p>1.06969</text:p>
          </table:table-cell>
          <table:table-cell/>
          <table:table-cell table:formula="of:=[.E154]/[.B154]" office:value-type="float" office:value="0.890730654074702" calcext:value-type="float">
            <text:p>0.890730654074702</text:p>
          </table:table-cell>
          <table:table-cell table:formula="of:=[.F154]/[.C154]" office:value-type="float" office:value="0.989683949520743" calcext:value-type="float">
            <text:p>0.989683949520743</text:p>
          </table:table-cell>
        </table:table-row>
        <table:table-row table:style-name="ro1">
          <table:table-cell office:value-type="string" calcext:value-type="string">
            <text:p>urf5_158.qasm</text:p>
          </table:table-cell>
          <table:table-cell office:value-type="float" office:value="549740" calcext:value-type="float">
            <text:p>549740</text:p>
          </table:table-cell>
          <table:table-cell office:value-type="float" office:value="0.339789" calcext:value-type="float">
            <text:p>0.339789</text:p>
          </table:table-cell>
          <table:table-cell/>
          <table:table-cell office:value-type="float" office:value="463015" calcext:value-type="float">
            <text:p>463015</text:p>
          </table:table-cell>
          <table:table-cell office:value-type="float" office:value="0.334954" calcext:value-type="float">
            <text:p>0.334954</text:p>
          </table:table-cell>
          <table:table-cell/>
          <table:table-cell table:formula="of:=[.E155]/[.B155]" office:value-type="float" office:value="0.842243606068323" calcext:value-type="float">
            <text:p>0.842243606068323</text:p>
          </table:table-cell>
          <table:table-cell table:formula="of:=[.F155]/[.C155]" office:value-type="float" office:value="0.985770581154775" calcext:value-type="float">
            <text:p>0.985770581154775</text:p>
          </table:table-cell>
        </table:table-row>
        <table:table-row table:style-name="ro1">
          <table:table-cell office:value-type="string" calcext:value-type="string">
            <text:p>urf5_280.qasm</text:p>
          </table:table-cell>
          <table:table-cell office:value-type="float" office:value="188202" calcext:value-type="float">
            <text:p>188202</text:p>
          </table:table-cell>
          <table:table-cell office:value-type="float" office:value="0.124448" calcext:value-type="float">
            <text:p>0.124448</text:p>
          </table:table-cell>
          <table:table-cell/>
          <table:table-cell office:value-type="float" office:value="156629" calcext:value-type="float">
            <text:p>156629</text:p>
          </table:table-cell>
          <table:table-cell office:value-type="float" office:value="0.12249" calcext:value-type="float">
            <text:p>0.12249</text:p>
          </table:table-cell>
          <table:table-cell/>
          <table:table-cell table:formula="of:=[.E156]/[.B156]" office:value-type="float" office:value="0.832238764731512" calcext:value-type="float">
            <text:p>0.832238764731512</text:p>
          </table:table-cell>
          <table:table-cell table:formula="of:=[.F156]/[.C156]" office:value-type="float" office:value="0.984266520956544" calcext:value-type="float">
            <text:p>0.984266520956544</text:p>
          </table:table-cell>
        </table:table-row>
        <table:table-row table:style-name="ro1">
          <table:table-cell office:value-type="string" calcext:value-type="string">
            <text:p>urf6_160.qasm</text:p>
          </table:table-cell>
          <table:table-cell office:value-type="float" office:value="628393" calcext:value-type="float">
            <text:p>628393</text:p>
          </table:table-cell>
          <table:table-cell office:value-type="float" office:value="0.350721" calcext:value-type="float">
            <text:p>0.350721</text:p>
          </table:table-cell>
          <table:table-cell/>
          <table:table-cell office:value-type="float" office:value="512094" calcext:value-type="float">
            <text:p>512094</text:p>
          </table:table-cell>
          <table:table-cell office:value-type="float" office:value="0.348366" calcext:value-type="float">
            <text:p>0.348366</text:p>
          </table:table-cell>
          <table:table-cell/>
          <table:table-cell table:formula="of:=[.E157]/[.B157]" office:value-type="float" office:value="0.81492632795082" calcext:value-type="float">
            <text:p>0.81492632795082</text:p>
          </table:table-cell>
          <table:table-cell table:formula="of:=[.F157]/[.C157]" office:value-type="float" office:value="0.993285260933905" calcext:value-type="float">
            <text:p>0.993285260933905</text:p>
          </table:table-cell>
        </table:table-row>
        <table:table-row table:style-name="ro1">
          <table:table-cell office:value-type="string" calcext:value-type="string">
            <text:p>wim_266.qasm</text:p>
          </table:table-cell>
          <table:table-cell office:value-type="float" office:value="3158" calcext:value-type="float">
            <text:p>3158</text:p>
          </table:table-cell>
          <table:table-cell office:value-type="float" office:value="0.002157" calcext:value-type="float">
            <text:p>0.002157</text:p>
          </table:table-cell>
          <table:table-cell/>
          <table:table-cell office:value-type="float" office:value="2466" calcext:value-type="float">
            <text:p>2466</text:p>
          </table:table-cell>
          <table:table-cell office:value-type="float" office:value="0.002063" calcext:value-type="float">
            <text:p>0.002063</text:p>
          </table:table-cell>
          <table:table-cell/>
          <table:table-cell table:formula="of:=[.E158]/[.B158]" office:value-type="float" office:value="0.780873970867638" calcext:value-type="float">
            <text:p>0.780873970867638</text:p>
          </table:table-cell>
          <table:table-cell table:formula="of:=[.F158]/[.C158]" office:value-type="float" office:value="0.956420955030134" calcext:value-type="float">
            <text:p>0.956420955030134</text:p>
          </table:table-cell>
        </table:table-row>
        <table:table-row table:style-name="ro1">
          <table:table-cell office:value-type="string" calcext:value-type="string">
            <text:p>xor5_254.qasm</text:p>
          </table:table-cell>
          <table:table-cell office:value-type="float" office:value="19" calcext:value-type="float">
            <text:p>19</text:p>
          </table:table-cell>
          <table:table-cell office:value-type="float" office:value="0.000023" calcext:value-type="float">
            <text:p>2.3E-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21" calcext:value-type="float">
            <text:p>2.1E-05</text:p>
          </table:table-cell>
          <table:table-cell/>
          <table:table-cell table:formula="of:=[.E159]/[.B159]" office:value-type="float" office:value="1.05263157894737" calcext:value-type="float">
            <text:p>1.05263157894737</text:p>
          </table:table-cell>
          <table:table-cell table:formula="of:=[.F159]/[.C159]" office:value-type="float" office:value="0.91304347826087" calcext:value-type="float">
            <text:p>0.91304347826087</text:p>
          </table:table-cell>
        </table:table-row>
        <table:table-row table:style-name="ro1">
          <table:table-cell office:value-type="string" calcext:value-type="string">
            <text:p>z4_268.qasm</text:p>
          </table:table-cell>
          <table:table-cell office:value-type="float" office:value="11256" calcext:value-type="float">
            <text:p>11256</text:p>
          </table:table-cell>
          <table:table-cell office:value-type="float" office:value="0.006755" calcext:value-type="float">
            <text:p>0.006755</text:p>
          </table:table-cell>
          <table:table-cell/>
          <table:table-cell office:value-type="float" office:value="9091" calcext:value-type="float">
            <text:p>9091</text:p>
          </table:table-cell>
          <table:table-cell office:value-type="float" office:value="0.006682" calcext:value-type="float">
            <text:p>0.006682</text:p>
          </table:table-cell>
          <table:table-cell/>
          <table:table-cell table:formula="of:=[.E160]/[.B160]" office:value-type="float" office:value="0.807658137882018" calcext:value-type="float">
            <text:p>0.807658137882018</text:p>
          </table:table-cell>
          <table:table-cell table:formula="of:=[.F160]/[.C160]" office:value-type="float" office:value="0.98919319022946" calcext:value-type="float">
            <text:p>0.989193190229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formula="of:=SUM([.H3:.H160])/158" office:value-type="float" office:value="0.855879511430662" calcext:value-type="float">
            <text:p>0.855879511430662</text:p>
          </table:table-cell>
          <table:table-cell table:formula="of:=SUM([.I3:.I160])/158" office:value-type="float" office:value="0.985828799204196" calcext:value-type="float">
            <text:p>0.985828799204196</text:p>
          </table:table-cell>
        </table:table-row>
        <table:table-row table:style-name="ro1" table:number-rows-repeated="10484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3:44:14.316645533</meta:creation-date>
    <dc:date>2018-08-09T13:47:11.827910316</dc:date>
    <meta:editing-duration>PT2M57S</meta:editing-duration>
    <meta:editing-cycles>1</meta:editing-cycles>
    <meta:document-statistic meta:table-count="1" meta:cell-count="1119" meta:object-count="0"/>
    <meta:generator>LibreOffice/6.0.3.2$Linux_X86_64 LibreOffice_project/00m0$Build-2</meta:generator>
  </office:meta>
</office:document-meta>
</file>